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2496in" svg:height="6.998in" svg:x="0in" svg:y="4.1677in">
            <draw:object draw:notify-on-update-of-ranges="Sheet1.A1:Sheet1.A1 Sheet1.B1:Sheet1.DV1 Sheet1.A2:Sheet1.A2 Sheet1.B2:Sheet1.DV2 Sheet1.A3:Sheet1.A3 Sheet1.B3:Sheet1.DV3 Sheet1.A4:Sheet1.A4 Sheet1.B4:Sheet1.DV4 Sheet1.A5:Sheet1.A5 Sheet1.B5:Sheet1.DV5 Sheet1.A6:Sheet1.A6 Sheet1.B6:Sheet1.DV6 Sheet1.A7:Sheet1.A7 Sheet1.B7:Sheet1.DV7 Sheet1.A8:Sheet1.A8 Sheet1.B8:Sheet1.DV8 Sheet1.A9:Sheet1.A9 Sheet1.B9:Sheet1.DV9 Sheet1.A10:Sheet1.A10 Sheet1.B10:Sheet1.DV10 Sheet1.A11:Sheet1.A11 Sheet1.B11:Sheet1.DV11 Sheet1.A12:Sheet1.A12 Sheet1.B12:Sheet1.DV12 Sheet1.A13:Sheet1.A13 Sheet1.B13:Sheet1.DV13 Sheet1.A14:Sheet1.A14 Sheet1.B14:Sheet1.DV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5827in" svg:height="6.6638in" svg:x="0in" svg:y="11.8055in">
            <draw:object draw:notify-on-update-of-ranges="Sheet1.A16:Sheet1.A16 Sheet1.B16:Sheet1.DV16 Sheet1.A17:Sheet1.A17 Sheet1.B17:Sheet1.DV17 Sheet1.A18:Sheet1.A18 Sheet1.B18:Sheet1.DV18 Sheet1.A19:Sheet1.A19 Sheet1.B19:Sheet1.DV19 Sheet1.A20:Sheet1.A20 Sheet1.B20:Sheet1.DV20 Sheet1.A21:Sheet1.A21 Sheet1.B21:Sheet1.DV21 Sheet1.A22:Sheet1.A22 Sheet1.B22:Sheet1.DV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03-02-2011</text:p>
          </table:table-cell>
          <table:table-cell office:value-type="string">
            <text:p>03-09-2011</text:p>
          </table:table-cell>
          <table:table-cell office:value-type="string">
            <text:p>03-16-2011</text:p>
          </table:table-cell>
          <table:table-cell office:value-type="string">
            <text:p>03-23-2011</text:p>
          </table:table-cell>
          <table:table-cell office:value-type="string">
            <text:p>03-30-2011</text:p>
          </table:table-cell>
          <table:table-cell office:value-type="string">
            <text:p>04-06-2011</text:p>
          </table:table-cell>
          <table:table-cell office:value-type="string">
            <text:p>04-13-2011</text:p>
          </table:table-cell>
          <table:table-cell office:value-type="string">
            <text:p>04-20-2011</text:p>
          </table:table-cell>
          <table:table-cell office:value-type="string">
            <text:p>04-27-2011</text:p>
          </table:table-cell>
          <table:table-cell office:value-type="string">
            <text:p>05-04-2011</text:p>
          </table:table-cell>
          <table:table-cell office:value-type="string">
            <text:p>05-11-2011</text:p>
          </table:table-cell>
          <table:table-cell office:value-type="string">
            <text:p>05-18-2011</text:p>
          </table:table-cell>
          <table:table-cell office:value-type="string">
            <text:p>05-25-2011</text:p>
          </table:table-cell>
          <table:table-cell office:value-type="string">
            <text:p>06-01-2011</text:p>
          </table:table-cell>
          <table:table-cell office:value-type="string">
            <text:p>06-08-2011</text:p>
          </table:table-cell>
          <table:table-cell office:value-type="string">
            <text:p>06-15-2011</text:p>
          </table:table-cell>
          <table:table-cell office:value-type="string">
            <text:p>06-22-2011</text:p>
          </table:table-cell>
          <table:table-cell office:value-type="string">
            <text:p>06-29-2011</text:p>
          </table:table-cell>
          <table:table-cell office:value-type="string">
            <text:p>07-06-2011</text:p>
          </table:table-cell>
          <table:table-cell office:value-type="string">
            <text:p>07-13-2011</text:p>
          </table:table-cell>
          <table:table-cell office:value-type="string">
            <text:p>07-20-2011</text:p>
          </table:table-cell>
          <table:table-cell office:value-type="string">
            <text:p>07-27-2011</text:p>
          </table:table-cell>
          <table:table-cell office:value-type="string">
            <text:p>08-03-2011</text:p>
          </table:table-cell>
          <table:table-cell office:value-type="string">
            <text:p>08-10-2011</text:p>
          </table:table-cell>
          <table:table-cell office:value-type="string">
            <text:p>08-17-2011</text:p>
          </table:table-cell>
          <table:table-cell office:value-type="string">
            <text:p>08-24-2011</text:p>
          </table:table-cell>
          <table:table-cell office:value-type="string">
            <text:p>08-31-2011</text:p>
          </table:table-cell>
          <table:table-cell office:value-type="string">
            <text:p>09-07-2011</text:p>
          </table:table-cell>
          <table:table-cell office:value-type="string">
            <text:p>09-14-2011</text:p>
          </table:table-cell>
          <table:table-cell office:value-type="string">
            <text:p>09-21-2011</text:p>
          </table:table-cell>
          <table:table-cell office:value-type="string">
            <text:p>09-28-2011</text:p>
          </table:table-cell>
          <table:table-cell office:value-type="string">
            <text:p>10-05-2011</text:p>
          </table:table-cell>
          <table:table-cell office:value-type="string">
            <text:p>10-12-2011</text:p>
          </table:table-cell>
          <table:table-cell office:value-type="string">
            <text:p>10-19-2011</text:p>
          </table:table-cell>
          <table:table-cell office:value-type="string">
            <text:p>10-26-2011</text:p>
          </table:table-cell>
          <table:table-cell office:value-type="string">
            <text:p>11-02-2011</text:p>
          </table:table-cell>
          <table:table-cell office:value-type="string">
            <text:p>11-09-2011</text:p>
          </table:table-cell>
          <table:table-cell office:value-type="string">
            <text:p>11-16-2011</text:p>
          </table:table-cell>
          <table:table-cell office:value-type="string">
            <text:p>11-23-2011</text:p>
          </table:table-cell>
          <table:table-cell office:value-type="string">
            <text:p>11-30-2011</text:p>
          </table:table-cell>
          <table:table-cell office:value-type="string">
            <text:p>12-07-2011</text:p>
          </table:table-cell>
          <table:table-cell office:value-type="string">
            <text:p>12-14-2011</text:p>
          </table:table-cell>
          <table:table-cell office:value-type="string">
            <text:p>12-21-2011</text:p>
          </table:table-cell>
          <table:table-cell office:value-type="string">
            <text:p>12-28-2011</text:p>
          </table:table-cell>
          <table:table-cell office:value-type="string">
            <text:p>01-04-2012</text:p>
          </table:table-cell>
          <table:table-cell office:value-type="string">
            <text:p>01-11-2012</text:p>
          </table:table-cell>
          <table:table-cell office:value-type="string">
            <text:p>01-18-2012</text:p>
          </table:table-cell>
          <table:table-cell office:value-type="string">
            <text:p>01-25-2012</text:p>
          </table:table-cell>
          <table:table-cell office:value-type="string">
            <text:p>02-01-2012</text:p>
          </table:table-cell>
          <table:table-cell office:value-type="string">
            <text:p>02-08-2012</text:p>
          </table:table-cell>
          <table:table-cell office:value-type="string">
            <text:p>02-15-2012</text:p>
          </table:table-cell>
          <table:table-cell office:value-type="string">
            <text:p>02-22-2012</text:p>
          </table:table-cell>
          <table:table-cell office:value-type="string">
            <text:p>02-29-2012</text:p>
          </table:table-cell>
          <table:table-cell office:value-type="string">
            <text:p>03-07-2012</text:p>
          </table:table-cell>
          <table:table-cell office:value-type="string">
            <text:p>03-14-2012</text:p>
          </table:table-cell>
          <table:table-cell office:value-type="string">
            <text:p>03-21-2012</text:p>
          </table:table-cell>
          <table:table-cell office:value-type="string">
            <text:p>03-28-2012</text:p>
          </table:table-cell>
          <table:table-cell office:value-type="string">
            <text:p>04-04-2012</text:p>
          </table:table-cell>
          <table:table-cell office:value-type="string">
            <text:p>04-11-2012</text:p>
          </table:table-cell>
          <table:table-cell office:value-type="string">
            <text:p>04-18-2012</text:p>
          </table:table-cell>
          <table:table-cell office:value-type="string">
            <text:p>04-25-2012</text:p>
          </table:table-cell>
          <table:table-cell office:value-type="string">
            <text:p>05-02-2012</text:p>
          </table:table-cell>
          <table:table-cell office:value-type="string">
            <text:p>05-09-2012</text:p>
          </table:table-cell>
          <table:table-cell office:value-type="string">
            <text:p>05-16-2012</text:p>
          </table:table-cell>
          <table:table-cell office:value-type="string">
            <text:p>05-23-2012</text:p>
          </table:table-cell>
          <table:table-cell office:value-type="string">
            <text:p>05-30-2012</text:p>
          </table:table-cell>
          <table:table-cell office:value-type="string">
            <text:p>06-06-2012</text:p>
          </table:table-cell>
          <table:table-cell office:value-type="string">
            <text:p>06-13-2012</text:p>
          </table:table-cell>
          <table:table-cell office:value-type="string">
            <text:p>06-20-2012</text:p>
          </table:table-cell>
          <table:table-cell office:value-type="string">
            <text:p>06-27-2012</text:p>
          </table:table-cell>
          <table:table-cell office:value-type="string">
            <text:p>07-04-2012</text:p>
          </table:table-cell>
          <table:table-cell office:value-type="string">
            <text:p>07-11-2012</text:p>
          </table:table-cell>
          <table:table-cell office:value-type="string">
            <text:p>07-18-2012</text:p>
          </table:table-cell>
          <table:table-cell office:value-type="string">
            <text:p>07-25-2012</text:p>
          </table:table-cell>
          <table:table-cell office:value-type="string">
            <text:p>08-01-2012</text:p>
          </table:table-cell>
          <table:table-cell office:value-type="string">
            <text:p>08-08-2012</text:p>
          </table:table-cell>
          <table:table-cell office:value-type="string">
            <text:p>08-15-2012</text:p>
          </table:table-cell>
          <table:table-cell office:value-type="string">
            <text:p>08-22-2012</text:p>
          </table:table-cell>
          <table:table-cell office:value-type="string">
            <text:p>08-29-2012</text:p>
          </table:table-cell>
          <table:table-cell office:value-type="string">
            <text:p>09-05-2012</text:p>
          </table:table-cell>
          <table:table-cell office:value-type="string">
            <text:p>09-12-2012</text:p>
          </table:table-cell>
          <table:table-cell office:value-type="string">
            <text:p>09-19-2012</text:p>
          </table:table-cell>
          <table:table-cell office:value-type="string">
            <text:p>09-26-2012</text:p>
          </table:table-cell>
          <table:table-cell office:value-type="string">
            <text:p>10-03-2012</text:p>
          </table:table-cell>
          <table:table-cell office:value-type="string">
            <text:p>10-10-2012</text:p>
          </table:table-cell>
          <table:table-cell office:value-type="string">
            <text:p>10-17-2012</text:p>
          </table:table-cell>
          <table:table-cell office:value-type="string">
            <text:p>10-24-2012</text:p>
          </table:table-cell>
          <table:table-cell office:value-type="string">
            <text:p>10-31-2012</text:p>
          </table:table-cell>
          <table:table-cell office:value-type="string">
            <text:p>11-07-2012</text:p>
          </table:table-cell>
          <table:table-cell office:value-type="string">
            <text:p>11-14-2012</text:p>
          </table:table-cell>
          <table:table-cell office:value-type="string">
            <text:p>11-21-2012</text:p>
          </table:table-cell>
          <table:table-cell office:value-type="string">
            <text:p>11-28-2012</text:p>
          </table:table-cell>
          <table:table-cell office:value-type="string">
            <text:p>12-05-2012</text:p>
          </table:table-cell>
          <table:table-cell office:value-type="string">
            <text:p>12-12-2012</text:p>
          </table:table-cell>
          <table:table-cell office:value-type="string">
            <text:p>12-19-2012</text:p>
          </table:table-cell>
          <table:table-cell office:value-type="string">
            <text:p>12-26-2012</text:p>
          </table:table-cell>
          <table:table-cell office:value-type="string">
            <text:p>01-02-2013</text:p>
          </table:table-cell>
          <table:table-cell office:value-type="string">
            <text:p>01-09-2013</text:p>
          </table:table-cell>
          <table:table-cell office:value-type="string">
            <text:p>01-16-2013</text:p>
          </table:table-cell>
          <table:table-cell office:value-type="string">
            <text:p>01-23-2013</text:p>
          </table:table-cell>
          <table:table-cell office:value-type="string">
            <text:p>01-30-2013</text:p>
          </table:table-cell>
          <table:table-cell office:value-type="string">
            <text:p>02-06-2013</text:p>
          </table:table-cell>
          <table:table-cell office:value-type="string">
            <text:p>02-13-2013</text:p>
          </table:table-cell>
          <table:table-cell office:value-type="string">
            <text:p>02-20-2013</text:p>
          </table:table-cell>
          <table:table-cell office:value-type="string">
            <text:p>02-27-2013</text:p>
          </table:table-cell>
          <table:table-cell office:value-type="string">
            <text:p>03-06-2013</text:p>
          </table:table-cell>
          <table:table-cell office:value-type="string">
            <text:p>03-13-2013</text:p>
          </table:table-cell>
          <table:table-cell office:value-type="string">
            <text:p>03-20-2013</text:p>
          </table:table-cell>
          <table:table-cell office:value-type="string">
            <text:p>03-27-2013</text:p>
          </table:table-cell>
          <table:table-cell office:value-type="string">
            <text:p>04-03-2013</text:p>
          </table:table-cell>
          <table:table-cell office:value-type="string">
            <text:p>04-10-2013</text:p>
          </table:table-cell>
          <table:table-cell office:value-type="string">
            <text:p>04-17-2013</text:p>
          </table:table-cell>
          <table:table-cell office:value-type="string">
            <text:p>04-24-2013</text:p>
          </table:table-cell>
          <table:table-cell office:value-type="string">
            <text:p>05-01-2013</text:p>
          </table:table-cell>
          <table:table-cell office:value-type="string">
            <text:p>05-08-2013</text:p>
          </table:table-cell>
          <table:table-cell office:value-type="string">
            <text:p>05-15-2013</text:p>
          </table:table-cell>
          <table:table-cell office:value-type="string">
            <text:p>05-22-2013</text:p>
          </table:table-cell>
          <table:table-cell office:value-type="string">
            <text:p>05-29-2013</text:p>
          </table:table-cell>
          <table:table-cell office:value-type="string">
            <text:p>06-05-2013</text:p>
          </table:table-cell>
          <table:table-cell office:value-type="string">
            <text:p>06-12-2013</text:p>
          </table:table-cell>
          <table:table-cell office:value-type="string">
            <text:p>06-19-2013</text:p>
          </table:table-cell>
          <table:table-cell office:value-type="string">
            <text:p>06-26-2013</text:p>
          </table:table-cell>
          <table:table-cell office:value-type="string">
            <text:p>07-03-2013</text:p>
          </table:table-cell>
          <table:table-cell office:value-type="string">
            <text:p>07-10-2013</text:p>
          </table:table-cell>
          <table:table-cell office:value-type="string">
            <text:p>07-17-2013</text:p>
          </table:table-cell>
        </table:table-row>
        <table:table-row table:style-name="ro1">
          <table:table-cell office:value-type="string">
            <text:p>COMPENDIUM</text:p>
          </table:table-cell>
          <table:table-cell table:number-columns-repeated="118" office:value-type="float" office:value="0">
            <text:p>0</text:p>
          </table:table-cell>
          <table:table-cell office:value-type="float" office:value="6522">
            <text:p>6522</text:p>
          </table:table-cell>
          <table:table-cell office:value-type="float" office:value="13017">
            <text:p>13017</text:p>
          </table:table-cell>
          <table:table-cell office:value-type="float" office:value="10188">
            <text:p>10188</text:p>
          </table:table-cell>
          <table:table-cell office:value-type="float" office:value="56220">
            <text:p>56220</text:p>
          </table:table-cell>
          <table:table-cell office:value-type="float" office:value="27916">
            <text:p>27916</text:p>
          </table:table-cell>
          <table:table-cell office:value-type="float" office:value="29591">
            <text:p>29591</text:p>
          </table:table-cell>
          <table:table-cell office:value-type="float" office:value="16895">
            <text:p>16895</text:p>
          </table:table-cell>
        </table:table-row>
        <table:table-row table:style-name="ro1">
          <table:table-cell office:value-type="string">
            <text:p>ALL_RANDOM</text:p>
          </table:table-cell>
          <table:table-cell table:number-columns-repeated="9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267">
            <text:p>169267</text:p>
          </table:table-cell>
          <table:table-cell office:value-type="float" office:value="189414">
            <text:p>189414</text:p>
          </table:table-cell>
          <table:table-cell office:value-type="float" office:value="191558">
            <text:p>191558</text:p>
          </table:table-cell>
          <table:table-cell office:value-type="float" office:value="183107">
            <text:p>183107</text:p>
          </table:table-cell>
          <table:table-cell office:value-type="float" office:value="188159">
            <text:p>188159</text:p>
          </table:table-cell>
          <table:table-cell office:value-type="float" office:value="185736">
            <text:p>185736</text:p>
          </table:table-cell>
          <table:table-cell office:value-type="float" office:value="187421">
            <text:p>187421</text:p>
          </table:table-cell>
          <table:table-cell office:value-type="float" office:value="185657">
            <text:p>185657</text:p>
          </table:table-cell>
          <table:table-cell office:value-type="float" office:value="205563">
            <text:p>205563</text:p>
          </table:table-cell>
          <table:table-cell office:value-type="float" office:value="195563">
            <text:p>195563</text:p>
          </table:table-cell>
          <table:table-cell office:value-type="float" office:value="189053">
            <text:p>189053</text:p>
          </table:table-cell>
          <table:table-cell office:value-type="float" office:value="190023">
            <text:p>190023</text:p>
          </table:table-cell>
          <table:table-cell office:value-type="float" office:value="181092">
            <text:p>181092</text:p>
          </table:table-cell>
          <table:table-cell office:value-type="float" office:value="190289">
            <text:p>190289</text:p>
          </table:table-cell>
          <table:table-cell office:value-type="float" office:value="197575">
            <text:p>197575</text:p>
          </table:table-cell>
          <table:table-cell office:value-type="float" office:value="197677">
            <text:p>197677</text:p>
          </table:table-cell>
          <table:table-cell office:value-type="float" office:value="196766">
            <text:p>196766</text:p>
          </table:table-cell>
          <table:table-cell office:value-type="float" office:value="216498">
            <text:p>216498</text:p>
          </table:table-cell>
          <table:table-cell office:value-type="float" office:value="229817">
            <text:p>229817</text:p>
          </table:table-cell>
          <table:table-cell office:value-type="float" office:value="228756">
            <text:p>228756</text:p>
          </table:table-cell>
          <table:table-cell office:value-type="float" office:value="223618">
            <text:p>223618</text:p>
          </table:table-cell>
          <table:table-cell office:value-type="float" office:value="219824">
            <text:p>219824</text:p>
          </table:table-cell>
          <table:table-cell office:value-type="float" office:value="216433">
            <text:p>216433</text:p>
          </table:table-cell>
          <table:table-cell office:value-type="float" office:value="196283">
            <text:p>196283</text:p>
          </table:table-cell>
          <table:table-cell office:value-type="float" office:value="204255">
            <text:p>204255</text:p>
          </table:table-cell>
          <table:table-cell office:value-type="float" office:value="162670">
            <text:p>162670</text:p>
          </table:table-cell>
        </table:table-row>
        <table:table-row table:style-name="ro1">
          <table:table-cell office:value-type="string">
            <text:p>THE_DIRETIDE</text:p>
          </table:table-cell>
          <table:table-cell table:number-columns-repeated="86" office:value-type="float" office:value="0">
            <text:p>0</text:p>
          </table:table-cell>
          <table:table-cell office:value-type="float" office:value="218585">
            <text:p>218585</text:p>
          </table:table-cell>
          <table:table-cell office:value-type="float" office:value="1092038">
            <text:p>1092038</text:p>
          </table:table-cell>
          <table:table-cell office:value-type="float" office:value="753203">
            <text:p>753203</text:p>
          </table:table-cell>
          <table:table-cell office:value-type="float" office:value="81853">
            <text:p>81853</text:p>
          </table:table-cell>
          <table:table-cell table:number-columns-repeated="31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string">
            <text:p>ALL_PICK</text:p>
          </table:table-cell>
          <table:table-cell table:number-columns-repeated="86" office:value-type="float" office:value="0">
            <text:p>0</text:p>
          </table:table-cell>
          <table:table-cell office:value-type="float" office:value="1000412">
            <text:p>1000412</text:p>
          </table:table-cell>
          <table:table-cell office:value-type="float" office:value="735649">
            <text:p>735649</text:p>
          </table:table-cell>
          <table:table-cell office:value-type="float" office:value="951340">
            <text:p>951340</text:p>
          </table:table-cell>
          <table:table-cell office:value-type="float" office:value="1310286">
            <text:p>1310286</text:p>
          </table:table-cell>
          <table:table-cell office:value-type="float" office:value="1410236">
            <text:p>1410236</text:p>
          </table:table-cell>
          <table:table-cell office:value-type="float" office:value="1434552">
            <text:p>1434552</text:p>
          </table:table-cell>
          <table:table-cell office:value-type="float" office:value="1550744">
            <text:p>1550744</text:p>
          </table:table-cell>
          <table:table-cell office:value-type="float" office:value="1698369">
            <text:p>1698369</text:p>
          </table:table-cell>
          <table:table-cell office:value-type="float" office:value="1268380">
            <text:p>1268380</text:p>
          </table:table-cell>
          <table:table-cell office:value-type="float" office:value="1538746">
            <text:p>1538746</text:p>
          </table:table-cell>
          <table:table-cell office:value-type="float" office:value="1853111">
            <text:p>1853111</text:p>
          </table:table-cell>
          <table:table-cell office:value-type="float" office:value="1917969">
            <text:p>1917969</text:p>
          </table:table-cell>
          <table:table-cell office:value-type="float" office:value="1961112">
            <text:p>1961112</text:p>
          </table:table-cell>
          <table:table-cell office:value-type="float" office:value="1997677">
            <text:p>1997677</text:p>
          </table:table-cell>
          <table:table-cell office:value-type="float" office:value="1938397">
            <text:p>1938397</text:p>
          </table:table-cell>
          <table:table-cell office:value-type="float" office:value="2019964">
            <text:p>2019964</text:p>
          </table:table-cell>
          <table:table-cell office:value-type="float" office:value="2058521">
            <text:p>2058521</text:p>
          </table:table-cell>
          <table:table-cell office:value-type="float" office:value="2098485">
            <text:p>2098485</text:p>
          </table:table-cell>
          <table:table-cell office:value-type="float" office:value="2093218">
            <text:p>2093218</text:p>
          </table:table-cell>
          <table:table-cell office:value-type="float" office:value="2126534">
            <text:p>2126534</text:p>
          </table:table-cell>
          <table:table-cell office:value-type="float" office:value="2105146">
            <text:p>2105146</text:p>
          </table:table-cell>
          <table:table-cell office:value-type="float" office:value="2250487">
            <text:p>2250487</text:p>
          </table:table-cell>
          <table:table-cell office:value-type="float" office:value="2258632">
            <text:p>2258632</text:p>
          </table:table-cell>
          <table:table-cell office:value-type="float" office:value="2153669">
            <text:p>2153669</text:p>
          </table:table-cell>
          <table:table-cell office:value-type="float" office:value="2134793">
            <text:p>2134793</text:p>
          </table:table-cell>
          <table:table-cell office:value-type="float" office:value="2041919">
            <text:p>2041919</text:p>
          </table:table-cell>
          <table:table-cell office:value-type="float" office:value="2131181">
            <text:p>2131181</text:p>
          </table:table-cell>
          <table:table-cell office:value-type="float" office:value="2182578">
            <text:p>2182578</text:p>
          </table:table-cell>
          <table:table-cell office:value-type="float" office:value="2209068">
            <text:p>2209068</text:p>
          </table:table-cell>
          <table:table-cell office:value-type="float" office:value="2228301">
            <text:p>2228301</text:p>
          </table:table-cell>
          <table:table-cell office:value-type="float" office:value="2443288">
            <text:p>2443288</text:p>
          </table:table-cell>
          <table:table-cell office:value-type="float" office:value="2575458">
            <text:p>2575458</text:p>
          </table:table-cell>
          <table:table-cell office:value-type="float" office:value="2584885">
            <text:p>2584885</text:p>
          </table:table-cell>
          <table:table-cell office:value-type="float" office:value="2534744">
            <text:p>2534744</text:p>
          </table:table-cell>
          <table:table-cell office:value-type="float" office:value="2551621">
            <text:p>2551621</text:p>
          </table:table-cell>
          <table:table-cell office:value-type="float" office:value="2559973">
            <text:p>2559973</text:p>
          </table:table-cell>
          <table:table-cell office:value-type="float" office:value="2589219">
            <text:p>2589219</text:p>
          </table:table-cell>
          <table:table-cell office:value-type="float" office:value="2811801">
            <text:p>2811801</text:p>
          </table:table-cell>
          <table:table-cell office:value-type="float" office:value="2180483">
            <text:p>2180483</text:p>
          </table:table-cell>
        </table:table-row>
        <table:table-row table:style-name="ro1">
          <table:table-cell office:value-type="string">
            <text:p>SINGLE_DRAFT</text:p>
          </table:table-cell>
          <table:table-cell table:number-columns-repeated="86" office:value-type="float" office:value="0">
            <text:p>0</text:p>
          </table:table-cell>
          <table:table-cell office:value-type="float" office:value="121066">
            <text:p>121066</text:p>
          </table:table-cell>
          <table:table-cell office:value-type="float" office:value="88204">
            <text:p>88204</text:p>
          </table:table-cell>
          <table:table-cell office:value-type="float" office:value="120116">
            <text:p>120116</text:p>
          </table:table-cell>
          <table:table-cell office:value-type="float" office:value="170615">
            <text:p>170615</text:p>
          </table:table-cell>
          <table:table-cell office:value-type="float" office:value="195643">
            <text:p>195643</text:p>
          </table:table-cell>
          <table:table-cell office:value-type="float" office:value="198363">
            <text:p>198363</text:p>
          </table:table-cell>
          <table:table-cell office:value-type="float" office:value="228893">
            <text:p>228893</text:p>
          </table:table-cell>
          <table:table-cell office:value-type="float" office:value="255397">
            <text:p>255397</text:p>
          </table:table-cell>
          <table:table-cell office:value-type="float" office:value="179684">
            <text:p>179684</text:p>
          </table:table-cell>
          <table:table-cell office:value-type="float" office:value="235210">
            <text:p>235210</text:p>
          </table:table-cell>
          <table:table-cell office:value-type="float" office:value="311024">
            <text:p>311024</text:p>
          </table:table-cell>
          <table:table-cell office:value-type="float" office:value="297660">
            <text:p>297660</text:p>
          </table:table-cell>
          <table:table-cell office:value-type="float" office:value="305414">
            <text:p>305414</text:p>
          </table:table-cell>
          <table:table-cell office:value-type="float" office:value="290657">
            <text:p>290657</text:p>
          </table:table-cell>
          <table:table-cell office:value-type="float" office:value="305393">
            <text:p>305393</text:p>
          </table:table-cell>
          <table:table-cell office:value-type="float" office:value="336582">
            <text:p>336582</text:p>
          </table:table-cell>
          <table:table-cell office:value-type="float" office:value="346276">
            <text:p>346276</text:p>
          </table:table-cell>
          <table:table-cell office:value-type="float" office:value="365627">
            <text:p>365627</text:p>
          </table:table-cell>
          <table:table-cell office:value-type="float" office:value="370201">
            <text:p>370201</text:p>
          </table:table-cell>
          <table:table-cell office:value-type="float" office:value="380551">
            <text:p>380551</text:p>
          </table:table-cell>
          <table:table-cell office:value-type="float" office:value="377043">
            <text:p>377043</text:p>
          </table:table-cell>
          <table:table-cell office:value-type="float" office:value="412846">
            <text:p>412846</text:p>
          </table:table-cell>
          <table:table-cell office:value-type="float" office:value="390062">
            <text:p>390062</text:p>
          </table:table-cell>
          <table:table-cell office:value-type="float" office:value="371756">
            <text:p>371756</text:p>
          </table:table-cell>
          <table:table-cell office:value-type="float" office:value="366731">
            <text:p>366731</text:p>
          </table:table-cell>
          <table:table-cell office:value-type="float" office:value="344907">
            <text:p>344907</text:p>
          </table:table-cell>
          <table:table-cell office:value-type="float" office:value="361908">
            <text:p>361908</text:p>
          </table:table-cell>
          <table:table-cell office:value-type="float" office:value="362246">
            <text:p>362246</text:p>
          </table:table-cell>
          <table:table-cell office:value-type="float" office:value="357916">
            <text:p>357916</text:p>
          </table:table-cell>
          <table:table-cell office:value-type="float" office:value="355246">
            <text:p>355246</text:p>
          </table:table-cell>
          <table:table-cell office:value-type="float" office:value="389350">
            <text:p>389350</text:p>
          </table:table-cell>
          <table:table-cell office:value-type="float" office:value="407192">
            <text:p>407192</text:p>
          </table:table-cell>
          <table:table-cell office:value-type="float" office:value="399608">
            <text:p>399608</text:p>
          </table:table-cell>
          <table:table-cell office:value-type="float" office:value="386001">
            <text:p>386001</text:p>
          </table:table-cell>
          <table:table-cell office:value-type="float" office:value="381616">
            <text:p>381616</text:p>
          </table:table-cell>
          <table:table-cell office:value-type="float" office:value="375689">
            <text:p>375689</text:p>
          </table:table-cell>
          <table:table-cell office:value-type="float" office:value="377981">
            <text:p>377981</text:p>
          </table:table-cell>
          <table:table-cell office:value-type="float" office:value="372597">
            <text:p>372597</text:p>
          </table:table-cell>
          <table:table-cell office:value-type="float" office:value="305994">
            <text:p>305994</text:p>
          </table:table-cell>
        </table:table-row>
        <table:table-row table:style-name="ro1">
          <table:table-cell office:value-type="string">
            <text:p>NEW_PLAYER_POOL</text:p>
          </table:table-cell>
          <table:table-cell table:number-columns-repeated="121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4102">
            <text:p>144102</text:p>
          </table:table-cell>
          <table:table-cell office:value-type="float" office:value="84209">
            <text:p>84209</text:p>
          </table:table-cell>
          <table:table-cell office:value-type="float" office:value="65194">
            <text:p>65194</text:p>
          </table:table-cell>
        </table:table-row>
        <table:table-row table:style-name="ro1">
          <table:table-cell office:value-type="string">
            <text:p>MID_ONLY</text:p>
          </table:table-cell>
          <table:table-cell table:number-columns-repeated="1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_DRAFT</text:p>
          </table:table-cell>
          <table:table-cell table:number-columns-repeated="86" office:value-type="float" office:value="0">
            <text:p>0</text:p>
          </table:table-cell>
          <table:table-cell office:value-type="float" office:value="30311">
            <text:p>30311</text:p>
          </table:table-cell>
          <table:table-cell office:value-type="float" office:value="18174">
            <text:p>18174</text:p>
          </table:table-cell>
          <table:table-cell office:value-type="float" office:value="25862">
            <text:p>25862</text:p>
          </table:table-cell>
          <table:table-cell office:value-type="float" office:value="39484">
            <text:p>39484</text:p>
          </table:table-cell>
          <table:table-cell office:value-type="float" office:value="43120">
            <text:p>43120</text:p>
          </table:table-cell>
          <table:table-cell office:value-type="float" office:value="45846">
            <text:p>45846</text:p>
          </table:table-cell>
          <table:table-cell office:value-type="float" office:value="52465">
            <text:p>52465</text:p>
          </table:table-cell>
          <table:table-cell office:value-type="float" office:value="56774">
            <text:p>56774</text:p>
          </table:table-cell>
          <table:table-cell office:value-type="float" office:value="36981">
            <text:p>36981</text:p>
          </table:table-cell>
          <table:table-cell office:value-type="float" office:value="48269">
            <text:p>48269</text:p>
          </table:table-cell>
          <table:table-cell office:value-type="float" office:value="63902">
            <text:p>63902</text:p>
          </table:table-cell>
          <table:table-cell office:value-type="float" office:value="57558">
            <text:p>57558</text:p>
          </table:table-cell>
          <table:table-cell office:value-type="float" office:value="52528">
            <text:p>52528</text:p>
          </table:table-cell>
          <table:table-cell office:value-type="float" office:value="44095">
            <text:p>44095</text:p>
          </table:table-cell>
          <table:table-cell office:value-type="float" office:value="47321">
            <text:p>47321</text:p>
          </table:table-cell>
          <table:table-cell office:value-type="float" office:value="51661">
            <text:p>51661</text:p>
          </table:table-cell>
          <table:table-cell office:value-type="float" office:value="54440">
            <text:p>54440</text:p>
          </table:table-cell>
          <table:table-cell office:value-type="float" office:value="60110">
            <text:p>60110</text:p>
          </table:table-cell>
          <table:table-cell office:value-type="float" office:value="62225">
            <text:p>62225</text:p>
          </table:table-cell>
          <table:table-cell office:value-type="float" office:value="65900">
            <text:p>65900</text:p>
          </table:table-cell>
          <table:table-cell office:value-type="float" office:value="67799">
            <text:p>67799</text:p>
          </table:table-cell>
          <table:table-cell office:value-type="float" office:value="76259">
            <text:p>76259</text:p>
          </table:table-cell>
          <table:table-cell office:value-type="float" office:value="76306">
            <text:p>76306</text:p>
          </table:table-cell>
          <table:table-cell office:value-type="float" office:value="76755">
            <text:p>76755</text:p>
          </table:table-cell>
          <table:table-cell office:value-type="float" office:value="78822">
            <text:p>78822</text:p>
          </table:table-cell>
          <table:table-cell office:value-type="float" office:value="77623">
            <text:p>77623</text:p>
          </table:table-cell>
          <table:table-cell office:value-type="float" office:value="82960">
            <text:p>82960</text:p>
          </table:table-cell>
          <table:table-cell office:value-type="float" office:value="85643">
            <text:p>85643</text:p>
          </table:table-cell>
          <table:table-cell office:value-type="float" office:value="88528">
            <text:p>88528</text:p>
          </table:table-cell>
          <table:table-cell office:value-type="float" office:value="88717">
            <text:p>88717</text:p>
          </table:table-cell>
          <table:table-cell office:value-type="float" office:value="97767">
            <text:p>97767</text:p>
          </table:table-cell>
          <table:table-cell office:value-type="float" office:value="103071">
            <text:p>103071</text:p>
          </table:table-cell>
          <table:table-cell office:value-type="float" office:value="102453">
            <text:p>102453</text:p>
          </table:table-cell>
          <table:table-cell office:value-type="float" office:value="99985">
            <text:p>99985</text:p>
          </table:table-cell>
          <table:table-cell office:value-type="float" office:value="102180">
            <text:p>102180</text:p>
          </table:table-cell>
          <table:table-cell office:value-type="float" office:value="101909">
            <text:p>101909</text:p>
          </table:table-cell>
          <table:table-cell office:value-type="float" office:value="95808">
            <text:p>95808</text:p>
          </table:table-cell>
          <table:table-cell office:value-type="float" office:value="96382">
            <text:p>96382</text:p>
          </table:table-cell>
          <table:table-cell office:value-type="float" office:value="85300">
            <text:p>85300</text:p>
          </table:table-cell>
        </table:table-row>
        <table:table-row table:style-name="ro1">
          <table:table-cell office:value-type="string">
            <text:p>GAME_MODE_ZERO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2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182">
            <text:p>182</text:p>
          </table:table-cell>
          <table:table-cell office:value-type="float" office:value="338">
            <text:p>338</text:p>
          </table:table-cell>
          <table:table-cell office:value-type="float" office:value="244">
            <text:p>244</text:p>
          </table:table-cell>
          <table:table-cell office:value-type="float" office:value="100">
            <text:p>100</text:p>
          </table:table-cell>
          <table:table-cell office:value-type="float" office:value="236">
            <text:p>236</text:p>
          </table:table-cell>
          <table:table-cell office:value-type="float" office:value="780">
            <text:p>780</text:p>
          </table:table-cell>
          <table:table-cell office:value-type="float" office:value="712">
            <text:p>712</text:p>
          </table:table-cell>
          <table:table-cell office:value-type="float" office:value="1014">
            <text:p>1014</text:p>
          </table:table-cell>
          <table:table-cell office:value-type="float" office:value="2876">
            <text:p>2876</text:p>
          </table:table-cell>
          <table:table-cell office:value-type="float" office:value="4043">
            <text:p>4043</text:p>
          </table:table-cell>
          <table:table-cell office:value-type="float" office:value="4505">
            <text:p>4505</text:p>
          </table:table-cell>
          <table:table-cell office:value-type="float" office:value="4635">
            <text:p>4635</text:p>
          </table:table-cell>
          <table:table-cell office:value-type="float" office:value="4937">
            <text:p>4937</text:p>
          </table:table-cell>
          <table:table-cell office:value-type="float" office:value="4841">
            <text:p>4841</text:p>
          </table:table-cell>
          <table:table-cell office:value-type="float" office:value="8513">
            <text:p>8513</text:p>
          </table:table-cell>
          <table:table-cell office:value-type="float" office:value="24519">
            <text:p>24519</text:p>
          </table:table-cell>
          <table:table-cell office:value-type="float" office:value="59348">
            <text:p>59348</text:p>
          </table:table-cell>
          <table:table-cell office:value-type="float" office:value="85185">
            <text:p>85185</text:p>
          </table:table-cell>
          <table:table-cell office:value-type="float" office:value="139480">
            <text:p>139480</text:p>
          </table:table-cell>
          <table:table-cell office:value-type="float" office:value="156160">
            <text:p>156160</text:p>
          </table:table-cell>
          <table:table-cell office:value-type="float" office:value="154335">
            <text:p>154335</text:p>
          </table:table-cell>
          <table:table-cell office:value-type="float" office:value="160148">
            <text:p>160148</text:p>
          </table:table-cell>
          <table:table-cell office:value-type="float" office:value="153509">
            <text:p>153509</text:p>
          </table:table-cell>
          <table:table-cell office:value-type="float" office:value="166431">
            <text:p>166431</text:p>
          </table:table-cell>
          <table:table-cell office:value-type="float" office:value="185450">
            <text:p>185450</text:p>
          </table:table-cell>
          <table:table-cell office:value-type="float" office:value="192891">
            <text:p>192891</text:p>
          </table:table-cell>
          <table:table-cell office:value-type="float" office:value="208108">
            <text:p>208108</text:p>
          </table:table-cell>
          <table:table-cell office:value-type="float" office:value="212229">
            <text:p>212229</text:p>
          </table:table-cell>
          <table:table-cell office:value-type="float" office:value="172199">
            <text:p>172199</text:p>
          </table:table-cell>
          <table:table-cell office:value-type="float" office:value="234604">
            <text:p>234604</text:p>
          </table:table-cell>
          <table:table-cell office:value-type="float" office:value="235362">
            <text:p>235362</text:p>
          </table:table-cell>
          <table:table-cell office:value-type="float" office:value="254046">
            <text:p>254046</text:p>
          </table:table-cell>
          <table:table-cell office:value-type="float" office:value="271701">
            <text:p>271701</text:p>
          </table:table-cell>
          <table:table-cell office:value-type="float" office:value="290960">
            <text:p>290960</text:p>
          </table:table-cell>
          <table:table-cell office:value-type="float" office:value="371807">
            <text:p>371807</text:p>
          </table:table-cell>
          <table:table-cell office:value-type="float" office:value="410084">
            <text:p>410084</text:p>
          </table:table-cell>
          <table:table-cell office:value-type="float" office:value="420991">
            <text:p>420991</text:p>
          </table:table-cell>
          <table:table-cell office:value-type="float" office:value="458320">
            <text:p>458320</text:p>
          </table:table-cell>
          <table:table-cell office:value-type="float" office:value="520486">
            <text:p>520486</text:p>
          </table:table-cell>
          <table:table-cell office:value-type="float" office:value="531761">
            <text:p>531761</text:p>
          </table:table-cell>
          <table:table-cell office:value-type="float" office:value="525790">
            <text:p>525790</text:p>
          </table:table-cell>
          <table:table-cell office:value-type="float" office:value="477281">
            <text:p>477281</text:p>
          </table:table-cell>
          <table:table-cell office:value-type="float" office:value="419201">
            <text:p>419201</text:p>
          </table:table-cell>
          <table:table-cell office:value-type="float" office:value="475363">
            <text:p>475363</text:p>
          </table:table-cell>
          <table:table-cell office:value-type="float" office:value="591452">
            <text:p>591452</text:p>
          </table:table-cell>
          <table:table-cell office:value-type="float" office:value="633431">
            <text:p>633431</text:p>
          </table:table-cell>
          <table:table-cell office:value-type="float" office:value="621032">
            <text:p>621032</text:p>
          </table:table-cell>
          <table:table-cell office:value-type="float" office:value="650474">
            <text:p>650474</text:p>
          </table:table-cell>
          <table:table-cell office:value-type="float" office:value="703719">
            <text:p>703719</text:p>
          </table:table-cell>
          <table:table-cell office:value-type="float" office:value="704309">
            <text:p>704309</text:p>
          </table:table-cell>
          <table:table-cell office:value-type="float" office:value="731302">
            <text:p>731302</text:p>
          </table:table-cell>
          <table:table-cell office:value-type="float" office:value="763831">
            <text:p>763831</text:p>
          </table:table-cell>
          <table:table-cell office:value-type="float" office:value="831719">
            <text:p>831719</text:p>
          </table:table-cell>
          <table:table-cell office:value-type="float" office:value="818233">
            <text:p>818233</text:p>
          </table:table-cell>
          <table:table-cell office:value-type="float" office:value="829043">
            <text:p>829043</text:p>
          </table:table-cell>
          <table:table-cell office:value-type="float" office:value="794954">
            <text:p>794954</text:p>
          </table:table-cell>
          <table:table-cell office:value-type="float" office:value="800719">
            <text:p>800719</text:p>
          </table:table-cell>
          <table:table-cell office:value-type="float" office:value="821904">
            <text:p>821904</text:p>
          </table:table-cell>
          <table:table-cell office:value-type="float" office:value="896728">
            <text:p>896728</text:p>
          </table:table-cell>
          <table:table-cell office:value-type="float" office:value="906877">
            <text:p>906877</text:p>
          </table:table-cell>
          <table:table-cell office:value-type="float" office:value="952064">
            <text:p>952064</text:p>
          </table:table-cell>
          <table:table-cell office:value-type="float" office:value="993682">
            <text:p>993682</text:p>
          </table:table-cell>
          <table:table-cell office:value-type="float" office:value="1151946">
            <text:p>1151946</text:p>
          </table:table-cell>
          <table:table-cell office:value-type="float" office:value="1110413">
            <text:p>1110413</text:p>
          </table:table-cell>
          <table:table-cell office:value-type="float" office:value="1228454">
            <text:p>1228454</text:p>
          </table:table-cell>
          <table:table-cell office:value-type="float" office:value="182044">
            <text:p>182044</text:p>
          </table:table-cell>
          <table:table-cell table:number-columns-repeated="38" office:value-type="float" office:value="0">
            <text:p>0</text:p>
          </table:table-cell>
        </table:table-row>
        <table:table-row table:style-name="ro1">
          <table:table-cell office:value-type="string">
            <text:p>CAPTAINS_MODE</text:p>
          </table:table-cell>
          <table:table-cell table:number-columns-repeated="86" office:value-type="float" office:value="0">
            <text:p>0</text:p>
          </table:table-cell>
          <table:table-cell office:value-type="float" office:value="22570">
            <text:p>22570</text:p>
          </table:table-cell>
          <table:table-cell office:value-type="float" office:value="16283">
            <text:p>16283</text:p>
          </table:table-cell>
          <table:table-cell office:value-type="float" office:value="25034">
            <text:p>25034</text:p>
          </table:table-cell>
          <table:table-cell office:value-type="float" office:value="32909">
            <text:p>32909</text:p>
          </table:table-cell>
          <table:table-cell office:value-type="float" office:value="36764">
            <text:p>36764</text:p>
          </table:table-cell>
          <table:table-cell office:value-type="float" office:value="34683">
            <text:p>34683</text:p>
          </table:table-cell>
          <table:table-cell office:value-type="float" office:value="37742">
            <text:p>37742</text:p>
          </table:table-cell>
          <table:table-cell office:value-type="float" office:value="40201">
            <text:p>40201</text:p>
          </table:table-cell>
          <table:table-cell office:value-type="float" office:value="30160">
            <text:p>30160</text:p>
          </table:table-cell>
          <table:table-cell office:value-type="float" office:value="37647">
            <text:p>37647</text:p>
          </table:table-cell>
          <table:table-cell office:value-type="float" office:value="47565">
            <text:p>47565</text:p>
          </table:table-cell>
          <table:table-cell office:value-type="float" office:value="38704">
            <text:p>38704</text:p>
          </table:table-cell>
          <table:table-cell office:value-type="float" office:value="37844">
            <text:p>37844</text:p>
          </table:table-cell>
          <table:table-cell office:value-type="float" office:value="37019">
            <text:p>37019</text:p>
          </table:table-cell>
          <table:table-cell office:value-type="float" office:value="38582">
            <text:p>38582</text:p>
          </table:table-cell>
          <table:table-cell office:value-type="float" office:value="53963">
            <text:p>53963</text:p>
          </table:table-cell>
          <table:table-cell office:value-type="float" office:value="51418">
            <text:p>51418</text:p>
          </table:table-cell>
          <table:table-cell office:value-type="float" office:value="53896">
            <text:p>53896</text:p>
          </table:table-cell>
          <table:table-cell office:value-type="float" office:value="53705">
            <text:p>53705</text:p>
          </table:table-cell>
          <table:table-cell office:value-type="float" office:value="56656">
            <text:p>56656</text:p>
          </table:table-cell>
          <table:table-cell office:value-type="float" office:value="54000">
            <text:p>54000</text:p>
          </table:table-cell>
          <table:table-cell office:value-type="float" office:value="62179">
            <text:p>62179</text:p>
          </table:table-cell>
          <table:table-cell office:value-type="float" office:value="58693">
            <text:p>58693</text:p>
          </table:table-cell>
          <table:table-cell office:value-type="float" office:value="54688">
            <text:p>54688</text:p>
          </table:table-cell>
          <table:table-cell office:value-type="float" office:value="54572">
            <text:p>54572</text:p>
          </table:table-cell>
          <table:table-cell office:value-type="float" office:value="48419">
            <text:p>48419</text:p>
          </table:table-cell>
          <table:table-cell office:value-type="float" office:value="54976">
            <text:p>54976</text:p>
          </table:table-cell>
          <table:table-cell office:value-type="float" office:value="48593">
            <text:p>48593</text:p>
          </table:table-cell>
          <table:table-cell office:value-type="float" office:value="47027">
            <text:p>47027</text:p>
          </table:table-cell>
          <table:table-cell office:value-type="float" office:value="52392">
            <text:p>52392</text:p>
          </table:table-cell>
          <table:table-cell office:value-type="float" office:value="60899">
            <text:p>60899</text:p>
          </table:table-cell>
          <table:table-cell office:value-type="float" office:value="63971">
            <text:p>63971</text:p>
          </table:table-cell>
          <table:table-cell office:value-type="float" office:value="63190">
            <text:p>63190</text:p>
          </table:table-cell>
          <table:table-cell office:value-type="float" office:value="60974">
            <text:p>60974</text:p>
          </table:table-cell>
          <table:table-cell office:value-type="float" office:value="60705">
            <text:p>60705</text:p>
          </table:table-cell>
          <table:table-cell office:value-type="float" office:value="59439">
            <text:p>59439</text:p>
          </table:table-cell>
          <table:table-cell office:value-type="float" office:value="58165">
            <text:p>58165</text:p>
          </table:table-cell>
          <table:table-cell office:value-type="float" office:value="57143">
            <text:p>57143</text:p>
          </table:table-cell>
          <table:table-cell office:value-type="float" office:value="51867">
            <text:p>51867</text:p>
          </table:table-cell>
        </table:table-row>
        <table:table-row table:style-name="ro1">
          <table:table-cell office:value-type="string">
            <text:p>LEAST_PLAYED</text:p>
          </table:table-cell>
          <table:table-cell table:number-columns-repeated="98" office:value-type="float" office:value="0">
            <text:p>0</text:p>
          </table:table-cell>
          <table:table-cell office:value-type="float" office:value="75634">
            <text:p>75634</text:p>
          </table:table-cell>
          <table:table-cell office:value-type="float" office:value="45257">
            <text:p>45257</text:p>
          </table:table-cell>
          <table:table-cell office:value-type="float" office:value="27346">
            <text:p>27346</text:p>
          </table:table-cell>
          <table:table-cell office:value-type="float" office:value="20412">
            <text:p>20412</text:p>
          </table:table-cell>
          <table:table-cell office:value-type="float" office:value="16130">
            <text:p>16130</text:p>
          </table:table-cell>
          <table:table-cell office:value-type="float" office:value="13666">
            <text:p>13666</text:p>
          </table:table-cell>
          <table:table-cell office:value-type="float" office:value="11538">
            <text:p>11538</text:p>
          </table:table-cell>
          <table:table-cell office:value-type="float" office:value="10615">
            <text:p>10615</text:p>
          </table:table-cell>
          <table:table-cell office:value-type="float" office:value="9300">
            <text:p>9300</text:p>
          </table:table-cell>
          <table:table-cell office:value-type="float" office:value="9069">
            <text:p>9069</text:p>
          </table:table-cell>
          <table:table-cell office:value-type="float" office:value="8681">
            <text:p>8681</text:p>
          </table:table-cell>
          <table:table-cell office:value-type="float" office:value="8044">
            <text:p>8044</text:p>
          </table:table-cell>
          <table:table-cell office:value-type="float" office:value="7638">
            <text:p>7638</text:p>
          </table:table-cell>
          <table:table-cell office:value-type="float" office:value="7189">
            <text:p>7189</text:p>
          </table:table-cell>
          <table:table-cell office:value-type="float" office:value="7438">
            <text:p>7438</text:p>
          </table:table-cell>
          <table:table-cell office:value-type="float" office:value="7321">
            <text:p>7321</text:p>
          </table:table-cell>
          <table:table-cell office:value-type="float" office:value="7293">
            <text:p>7293</text:p>
          </table:table-cell>
          <table:table-cell office:value-type="float" office:value="6901">
            <text:p>6901</text:p>
          </table:table-cell>
          <table:table-cell office:value-type="float" office:value="7526">
            <text:p>7526</text:p>
          </table:table-cell>
          <table:table-cell office:value-type="float" office:value="8170">
            <text:p>8170</text:p>
          </table:table-cell>
          <table:table-cell office:value-type="float" office:value="8214">
            <text:p>8214</text:p>
          </table:table-cell>
          <table:table-cell office:value-type="float" office:value="7840">
            <text:p>7840</text:p>
          </table:table-cell>
          <table:table-cell office:value-type="float" office:value="7514">
            <text:p>7514</text:p>
          </table:table-cell>
          <table:table-cell office:value-type="float" office:value="7373">
            <text:p>7373</text:p>
          </table:table-cell>
          <table:table-cell office:value-type="float" office:value="6104">
            <text:p>6104</text:p>
          </table:table-cell>
          <table:table-cell office:value-type="float" office:value="5230">
            <text:p>5230</text:p>
          </table:table-cell>
          <table:table-cell office:value-type="float" office:value="6814">
            <text:p>6814</text:p>
          </table:table-cell>
        </table:table-row>
        <table:table-row table:style-name="ro1">
          <table:table-cell office:value-type="string">
            <text:p>GREEVILING</text:p>
          </table:table-cell>
          <table:table-cell table:number-columns-repeated="93" office:value-type="float" office:value="0">
            <text:p>0</text:p>
          </table:table-cell>
          <table:table-cell office:value-type="float" office:value="76161">
            <text:p>76161</text:p>
          </table:table-cell>
          <table:table-cell office:value-type="float" office:value="1410222">
            <text:p>1410222</text:p>
          </table:table-cell>
          <table:table-cell office:value-type="float" office:value="577324">
            <text:p>577324</text:p>
          </table:table-cell>
          <table:table-cell office:value-type="float" office:value="67866">
            <text:p>67866</text:p>
          </table:table-cell>
          <table:table-cell table:number-columns-repeated="27" office:value-type="float" office:value="0">
            <text:p>0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string">
            <text:p>REVERSE_CAPTAINS_MODE</text:p>
          </table:table-cell>
          <table:table-cell table:number-columns-repeated="88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26"/>
        </table:table-row>
        <table:table-row table:style-name="ro1">
          <table:table-cell office:value-type="string">
            <text:p>Date</text:p>
          </table:table-cell>
          <table:table-cell office:value-type="string">
            <text:p>03-02-2011</text:p>
          </table:table-cell>
          <table:table-cell office:value-type="string">
            <text:p>03-09-2011</text:p>
          </table:table-cell>
          <table:table-cell office:value-type="string">
            <text:p>03-16-2011</text:p>
          </table:table-cell>
          <table:table-cell office:value-type="string">
            <text:p>03-23-2011</text:p>
          </table:table-cell>
          <table:table-cell office:value-type="string">
            <text:p>03-30-2011</text:p>
          </table:table-cell>
          <table:table-cell office:value-type="string">
            <text:p>04-06-2011</text:p>
          </table:table-cell>
          <table:table-cell office:value-type="string">
            <text:p>04-13-2011</text:p>
          </table:table-cell>
          <table:table-cell office:value-type="string">
            <text:p>04-20-2011</text:p>
          </table:table-cell>
          <table:table-cell office:value-type="string">
            <text:p>04-27-2011</text:p>
          </table:table-cell>
          <table:table-cell office:value-type="string">
            <text:p>05-04-2011</text:p>
          </table:table-cell>
          <table:table-cell office:value-type="string">
            <text:p>05-11-2011</text:p>
          </table:table-cell>
          <table:table-cell office:value-type="string">
            <text:p>05-18-2011</text:p>
          </table:table-cell>
          <table:table-cell office:value-type="string">
            <text:p>05-25-2011</text:p>
          </table:table-cell>
          <table:table-cell office:value-type="string">
            <text:p>06-01-2011</text:p>
          </table:table-cell>
          <table:table-cell office:value-type="string">
            <text:p>06-08-2011</text:p>
          </table:table-cell>
          <table:table-cell office:value-type="string">
            <text:p>06-15-2011</text:p>
          </table:table-cell>
          <table:table-cell office:value-type="string">
            <text:p>06-22-2011</text:p>
          </table:table-cell>
          <table:table-cell office:value-type="string">
            <text:p>06-29-2011</text:p>
          </table:table-cell>
          <table:table-cell office:value-type="string">
            <text:p>07-06-2011</text:p>
          </table:table-cell>
          <table:table-cell office:value-type="string">
            <text:p>07-13-2011</text:p>
          </table:table-cell>
          <table:table-cell office:value-type="string">
            <text:p>07-20-2011</text:p>
          </table:table-cell>
          <table:table-cell office:value-type="string">
            <text:p>07-27-2011</text:p>
          </table:table-cell>
          <table:table-cell office:value-type="string">
            <text:p>08-03-2011</text:p>
          </table:table-cell>
          <table:table-cell office:value-type="string">
            <text:p>08-10-2011</text:p>
          </table:table-cell>
          <table:table-cell office:value-type="string">
            <text:p>08-17-2011</text:p>
          </table:table-cell>
          <table:table-cell office:value-type="string">
            <text:p>08-24-2011</text:p>
          </table:table-cell>
          <table:table-cell office:value-type="string">
            <text:p>08-31-2011</text:p>
          </table:table-cell>
          <table:table-cell office:value-type="string">
            <text:p>09-07-2011</text:p>
          </table:table-cell>
          <table:table-cell office:value-type="string">
            <text:p>09-14-2011</text:p>
          </table:table-cell>
          <table:table-cell office:value-type="string">
            <text:p>09-21-2011</text:p>
          </table:table-cell>
          <table:table-cell office:value-type="string">
            <text:p>09-28-2011</text:p>
          </table:table-cell>
          <table:table-cell office:value-type="string">
            <text:p>10-05-2011</text:p>
          </table:table-cell>
          <table:table-cell office:value-type="string">
            <text:p>10-12-2011</text:p>
          </table:table-cell>
          <table:table-cell office:value-type="string">
            <text:p>10-19-2011</text:p>
          </table:table-cell>
          <table:table-cell office:value-type="string">
            <text:p>10-26-2011</text:p>
          </table:table-cell>
          <table:table-cell office:value-type="string">
            <text:p>11-02-2011</text:p>
          </table:table-cell>
          <table:table-cell office:value-type="string">
            <text:p>11-09-2011</text:p>
          </table:table-cell>
          <table:table-cell office:value-type="string">
            <text:p>11-16-2011</text:p>
          </table:table-cell>
          <table:table-cell office:value-type="string">
            <text:p>11-23-2011</text:p>
          </table:table-cell>
          <table:table-cell office:value-type="string">
            <text:p>11-30-2011</text:p>
          </table:table-cell>
          <table:table-cell office:value-type="string">
            <text:p>12-07-2011</text:p>
          </table:table-cell>
          <table:table-cell office:value-type="string">
            <text:p>12-14-2011</text:p>
          </table:table-cell>
          <table:table-cell office:value-type="string">
            <text:p>12-21-2011</text:p>
          </table:table-cell>
          <table:table-cell office:value-type="string">
            <text:p>12-28-2011</text:p>
          </table:table-cell>
          <table:table-cell office:value-type="string">
            <text:p>01-04-2012</text:p>
          </table:table-cell>
          <table:table-cell office:value-type="string">
            <text:p>01-11-2012</text:p>
          </table:table-cell>
          <table:table-cell office:value-type="string">
            <text:p>01-18-2012</text:p>
          </table:table-cell>
          <table:table-cell office:value-type="string">
            <text:p>01-25-2012</text:p>
          </table:table-cell>
          <table:table-cell office:value-type="string">
            <text:p>02-01-2012</text:p>
          </table:table-cell>
          <table:table-cell office:value-type="string">
            <text:p>02-08-2012</text:p>
          </table:table-cell>
          <table:table-cell office:value-type="string">
            <text:p>02-15-2012</text:p>
          </table:table-cell>
          <table:table-cell office:value-type="string">
            <text:p>02-22-2012</text:p>
          </table:table-cell>
          <table:table-cell office:value-type="string">
            <text:p>02-29-2012</text:p>
          </table:table-cell>
          <table:table-cell office:value-type="string">
            <text:p>03-07-2012</text:p>
          </table:table-cell>
          <table:table-cell office:value-type="string">
            <text:p>03-14-2012</text:p>
          </table:table-cell>
          <table:table-cell office:value-type="string">
            <text:p>03-21-2012</text:p>
          </table:table-cell>
          <table:table-cell office:value-type="string">
            <text:p>03-28-2012</text:p>
          </table:table-cell>
          <table:table-cell office:value-type="string">
            <text:p>04-04-2012</text:p>
          </table:table-cell>
          <table:table-cell office:value-type="string">
            <text:p>04-11-2012</text:p>
          </table:table-cell>
          <table:table-cell office:value-type="string">
            <text:p>04-18-2012</text:p>
          </table:table-cell>
          <table:table-cell office:value-type="string">
            <text:p>04-25-2012</text:p>
          </table:table-cell>
          <table:table-cell office:value-type="string">
            <text:p>05-02-2012</text:p>
          </table:table-cell>
          <table:table-cell office:value-type="string">
            <text:p>05-09-2012</text:p>
          </table:table-cell>
          <table:table-cell office:value-type="string">
            <text:p>05-16-2012</text:p>
          </table:table-cell>
          <table:table-cell office:value-type="string">
            <text:p>05-23-2012</text:p>
          </table:table-cell>
          <table:table-cell office:value-type="string">
            <text:p>05-30-2012</text:p>
          </table:table-cell>
          <table:table-cell office:value-type="string">
            <text:p>06-06-2012</text:p>
          </table:table-cell>
          <table:table-cell office:value-type="string">
            <text:p>06-13-2012</text:p>
          </table:table-cell>
          <table:table-cell office:value-type="string">
            <text:p>06-20-2012</text:p>
          </table:table-cell>
          <table:table-cell office:value-type="string">
            <text:p>06-27-2012</text:p>
          </table:table-cell>
          <table:table-cell office:value-type="string">
            <text:p>07-04-2012</text:p>
          </table:table-cell>
          <table:table-cell office:value-type="string">
            <text:p>07-11-2012</text:p>
          </table:table-cell>
          <table:table-cell office:value-type="string">
            <text:p>07-18-2012</text:p>
          </table:table-cell>
          <table:table-cell office:value-type="string">
            <text:p>07-25-2012</text:p>
          </table:table-cell>
          <table:table-cell office:value-type="string">
            <text:p>08-01-2012</text:p>
          </table:table-cell>
          <table:table-cell office:value-type="string">
            <text:p>08-08-2012</text:p>
          </table:table-cell>
          <table:table-cell office:value-type="string">
            <text:p>08-15-2012</text:p>
          </table:table-cell>
          <table:table-cell office:value-type="string">
            <text:p>08-22-2012</text:p>
          </table:table-cell>
          <table:table-cell office:value-type="string">
            <text:p>08-29-2012</text:p>
          </table:table-cell>
          <table:table-cell office:value-type="string">
            <text:p>09-05-2012</text:p>
          </table:table-cell>
          <table:table-cell office:value-type="string">
            <text:p>09-12-2012</text:p>
          </table:table-cell>
          <table:table-cell office:value-type="string">
            <text:p>09-19-2012</text:p>
          </table:table-cell>
          <table:table-cell office:value-type="string">
            <text:p>09-26-2012</text:p>
          </table:table-cell>
          <table:table-cell office:value-type="string">
            <text:p>10-03-2012</text:p>
          </table:table-cell>
          <table:table-cell office:value-type="string">
            <text:p>10-10-2012</text:p>
          </table:table-cell>
          <table:table-cell office:value-type="string">
            <text:p>10-17-2012</text:p>
          </table:table-cell>
          <table:table-cell office:value-type="string">
            <text:p>10-24-2012</text:p>
          </table:table-cell>
          <table:table-cell office:value-type="string">
            <text:p>10-31-2012</text:p>
          </table:table-cell>
          <table:table-cell office:value-type="string">
            <text:p>11-07-2012</text:p>
          </table:table-cell>
          <table:table-cell office:value-type="string">
            <text:p>11-14-2012</text:p>
          </table:table-cell>
          <table:table-cell office:value-type="string">
            <text:p>11-21-2012</text:p>
          </table:table-cell>
          <table:table-cell office:value-type="string">
            <text:p>11-28-2012</text:p>
          </table:table-cell>
          <table:table-cell office:value-type="string">
            <text:p>12-05-2012</text:p>
          </table:table-cell>
          <table:table-cell office:value-type="string">
            <text:p>12-12-2012</text:p>
          </table:table-cell>
          <table:table-cell office:value-type="string">
            <text:p>12-19-2012</text:p>
          </table:table-cell>
          <table:table-cell office:value-type="string">
            <text:p>12-26-2012</text:p>
          </table:table-cell>
          <table:table-cell office:value-type="string">
            <text:p>01-02-2013</text:p>
          </table:table-cell>
          <table:table-cell office:value-type="string">
            <text:p>01-09-2013</text:p>
          </table:table-cell>
          <table:table-cell office:value-type="string">
            <text:p>01-16-2013</text:p>
          </table:table-cell>
          <table:table-cell office:value-type="string">
            <text:p>01-23-2013</text:p>
          </table:table-cell>
          <table:table-cell office:value-type="string">
            <text:p>01-30-2013</text:p>
          </table:table-cell>
          <table:table-cell office:value-type="string">
            <text:p>02-06-2013</text:p>
          </table:table-cell>
          <table:table-cell office:value-type="string">
            <text:p>02-13-2013</text:p>
          </table:table-cell>
          <table:table-cell office:value-type="string">
            <text:p>02-20-2013</text:p>
          </table:table-cell>
          <table:table-cell office:value-type="string">
            <text:p>02-27-2013</text:p>
          </table:table-cell>
          <table:table-cell office:value-type="string">
            <text:p>03-06-2013</text:p>
          </table:table-cell>
          <table:table-cell office:value-type="string">
            <text:p>03-13-2013</text:p>
          </table:table-cell>
          <table:table-cell office:value-type="string">
            <text:p>03-20-2013</text:p>
          </table:table-cell>
          <table:table-cell office:value-type="string">
            <text:p>03-27-2013</text:p>
          </table:table-cell>
          <table:table-cell office:value-type="string">
            <text:p>04-03-2013</text:p>
          </table:table-cell>
          <table:table-cell office:value-type="string">
            <text:p>04-10-2013</text:p>
          </table:table-cell>
          <table:table-cell office:value-type="string">
            <text:p>04-17-2013</text:p>
          </table:table-cell>
          <table:table-cell office:value-type="string">
            <text:p>04-24-2013</text:p>
          </table:table-cell>
          <table:table-cell office:value-type="string">
            <text:p>05-01-2013</text:p>
          </table:table-cell>
          <table:table-cell office:value-type="string">
            <text:p>05-08-2013</text:p>
          </table:table-cell>
          <table:table-cell office:value-type="string">
            <text:p>05-15-2013</text:p>
          </table:table-cell>
          <table:table-cell office:value-type="string">
            <text:p>05-22-2013</text:p>
          </table:table-cell>
          <table:table-cell office:value-type="string">
            <text:p>05-29-2013</text:p>
          </table:table-cell>
          <table:table-cell office:value-type="string">
            <text:p>06-05-2013</text:p>
          </table:table-cell>
          <table:table-cell office:value-type="string">
            <text:p>06-12-2013</text:p>
          </table:table-cell>
          <table:table-cell office:value-type="string">
            <text:p>06-19-2013</text:p>
          </table:table-cell>
          <table:table-cell office:value-type="string">
            <text:p>06-26-2013</text:p>
          </table:table-cell>
          <table:table-cell office:value-type="string">
            <text:p>07-03-2013</text:p>
          </table:table-cell>
          <table:table-cell office:value-type="string">
            <text:p>07-10-2013</text:p>
          </table:table-cell>
          <table:table-cell office:value-type="string">
            <text:p>07-17-2013</text:p>
          </table:table-cell>
        </table:table-row>
        <table:table-row table:style-name="ro1">
          <table:table-cell office:value-type="string">
            <text:p>PRACTICE</text:p>
          </table:table-cell>
          <table:table-cell table:number-columns-repeated="6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03">
            <text:p>103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58">
            <text:p>158</text:p>
          </table:table-cell>
          <table:table-cell office:value-type="float" office:value="96">
            <text:p>96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office:value-type="float" office:value="220">
            <text:p>220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228">
            <text:p>228</text:p>
          </table:table-cell>
          <table:table-cell office:value-type="float" office:value="241">
            <text:p>241</text:p>
          </table:table-cell>
          <table:table-cell office:value-type="float" office:value="216">
            <text:p>216</text:p>
          </table:table-cell>
          <table:table-cell office:value-type="float" office:value="213">
            <text:p>21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TOURNAMENT</text:p>
          </table:table-cell>
          <table:table-cell table:number-columns-repeated="1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8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43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table:number-columns-repeated="46" office:value-type="float" office:value="0">
            <text:p>0</text:p>
          </table:table-cell>
        </table:table-row>
        <table:table-row table:style-name="ro1">
          <table:table-cell office:value-type="string">
            <text:p>TEAM_MATCH</text:p>
          </table:table-cell>
          <table:table-cell table:number-columns-repeated="101" office:value-type="float" office:value="0">
            <text:p>0</text:p>
          </table:table-cell>
          <table:table-cell office:value-type="float" office:value="17218">
            <text:p>17218</text:p>
          </table:table-cell>
          <table:table-cell office:value-type="float" office:value="16807">
            <text:p>16807</text:p>
          </table:table-cell>
          <table:table-cell office:value-type="float" office:value="18537">
            <text:p>18537</text:p>
          </table:table-cell>
          <table:table-cell office:value-type="float" office:value="18611">
            <text:p>18611</text:p>
          </table:table-cell>
          <table:table-cell office:value-type="float" office:value="18905">
            <text:p>18905</text:p>
          </table:table-cell>
          <table:table-cell office:value-type="float" office:value="18911">
            <text:p>18911</text:p>
          </table:table-cell>
          <table:table-cell office:value-type="float" office:value="20783">
            <text:p>20783</text:p>
          </table:table-cell>
          <table:table-cell office:value-type="float" office:value="20501">
            <text:p>20501</text:p>
          </table:table-cell>
          <table:table-cell office:value-type="float" office:value="19698">
            <text:p>19698</text:p>
          </table:table-cell>
          <table:table-cell office:value-type="float" office:value="19732">
            <text:p>19732</text:p>
          </table:table-cell>
          <table:table-cell office:value-type="float" office:value="17732">
            <text:p>17732</text:p>
          </table:table-cell>
          <table:table-cell office:value-type="float" office:value="19894">
            <text:p>19894</text:p>
          </table:table-cell>
          <table:table-cell office:value-type="float" office:value="14594">
            <text:p>14594</text:p>
          </table:table-cell>
          <table:table-cell office:value-type="float" office:value="13090">
            <text:p>13090</text:p>
          </table:table-cell>
          <table:table-cell office:value-type="float" office:value="14838">
            <text:p>14838</text:p>
          </table:table-cell>
          <table:table-cell office:value-type="float" office:value="20376">
            <text:p>20376</text:p>
          </table:table-cell>
          <table:table-cell office:value-type="float" office:value="21697">
            <text:p>21697</text:p>
          </table:table-cell>
          <table:table-cell office:value-type="float" office:value="22088">
            <text:p>22088</text:p>
          </table:table-cell>
          <table:table-cell office:value-type="float" office:value="21581">
            <text:p>21581</text:p>
          </table:table-cell>
          <table:table-cell office:value-type="float" office:value="21607">
            <text:p>21607</text:p>
          </table:table-cell>
          <table:table-cell office:value-type="float" office:value="21055">
            <text:p>21055</text:p>
          </table:table-cell>
          <table:table-cell office:value-type="float" office:value="20230">
            <text:p>20230</text:p>
          </table:table-cell>
          <table:table-cell office:value-type="float" office:value="20309">
            <text:p>20309</text:p>
          </table:table-cell>
          <table:table-cell office:value-type="float" office:value="15712">
            <text:p>15712</text:p>
          </table:table-cell>
        </table:table-row>
        <table:table-row table:style-name="ro1">
          <table:table-cell office:value-type="string">
            <text:p>PUBLIC_MATCHMAKING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2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179">
            <text:p>179</text:p>
          </table:table-cell>
          <table:table-cell office:value-type="float" office:value="337">
            <text:p>337</text:p>
          </table:table-cell>
          <table:table-cell office:value-type="float" office:value="218">
            <text:p>218</text:p>
          </table:table-cell>
          <table:table-cell office:value-type="float" office:value="69">
            <text:p>69</text:p>
          </table:table-cell>
          <table:table-cell office:value-type="float" office:value="236">
            <text:p>236</text:p>
          </table:table-cell>
          <table:table-cell office:value-type="float" office:value="780">
            <text:p>780</text:p>
          </table:table-cell>
          <table:table-cell office:value-type="float" office:value="712">
            <text:p>712</text:p>
          </table:table-cell>
          <table:table-cell office:value-type="float" office:value="1014">
            <text:p>1014</text:p>
          </table:table-cell>
          <table:table-cell office:value-type="float" office:value="2876">
            <text:p>2876</text:p>
          </table:table-cell>
          <table:table-cell office:value-type="float" office:value="4043">
            <text:p>4043</text:p>
          </table:table-cell>
          <table:table-cell office:value-type="float" office:value="4505">
            <text:p>4505</text:p>
          </table:table-cell>
          <table:table-cell office:value-type="float" office:value="4635">
            <text:p>4635</text:p>
          </table:table-cell>
          <table:table-cell office:value-type="float" office:value="4912">
            <text:p>4912</text:p>
          </table:table-cell>
          <table:table-cell office:value-type="float" office:value="4841">
            <text:p>4841</text:p>
          </table:table-cell>
          <table:table-cell office:value-type="float" office:value="8513">
            <text:p>8513</text:p>
          </table:table-cell>
          <table:table-cell office:value-type="float" office:value="24519">
            <text:p>24519</text:p>
          </table:table-cell>
          <table:table-cell office:value-type="float" office:value="59348">
            <text:p>59348</text:p>
          </table:table-cell>
          <table:table-cell office:value-type="float" office:value="85185">
            <text:p>85185</text:p>
          </table:table-cell>
          <table:table-cell office:value-type="float" office:value="139480">
            <text:p>139480</text:p>
          </table:table-cell>
          <table:table-cell office:value-type="float" office:value="156160">
            <text:p>156160</text:p>
          </table:table-cell>
          <table:table-cell office:value-type="float" office:value="154335">
            <text:p>154335</text:p>
          </table:table-cell>
          <table:table-cell office:value-type="float" office:value="160148">
            <text:p>160148</text:p>
          </table:table-cell>
          <table:table-cell office:value-type="float" office:value="153509">
            <text:p>153509</text:p>
          </table:table-cell>
          <table:table-cell office:value-type="float" office:value="166431">
            <text:p>166431</text:p>
          </table:table-cell>
          <table:table-cell office:value-type="float" office:value="185450">
            <text:p>185450</text:p>
          </table:table-cell>
          <table:table-cell office:value-type="float" office:value="192891">
            <text:p>192891</text:p>
          </table:table-cell>
          <table:table-cell office:value-type="float" office:value="208108">
            <text:p>208108</text:p>
          </table:table-cell>
          <table:table-cell office:value-type="float" office:value="212229">
            <text:p>212229</text:p>
          </table:table-cell>
          <table:table-cell office:value-type="float" office:value="172199">
            <text:p>172199</text:p>
          </table:table-cell>
          <table:table-cell office:value-type="float" office:value="234604">
            <text:p>234604</text:p>
          </table:table-cell>
          <table:table-cell office:value-type="float" office:value="235362">
            <text:p>235362</text:p>
          </table:table-cell>
          <table:table-cell office:value-type="float" office:value="239085">
            <text:p>239085</text:p>
          </table:table-cell>
          <table:table-cell office:value-type="float" office:value="253631">
            <text:p>253631</text:p>
          </table:table-cell>
          <table:table-cell office:value-type="float" office:value="268138">
            <text:p>268138</text:p>
          </table:table-cell>
          <table:table-cell office:value-type="float" office:value="334187">
            <text:p>334187</text:p>
          </table:table-cell>
          <table:table-cell office:value-type="float" office:value="374328">
            <text:p>374328</text:p>
          </table:table-cell>
          <table:table-cell office:value-type="float" office:value="387121">
            <text:p>387121</text:p>
          </table:table-cell>
          <table:table-cell office:value-type="float" office:value="412742">
            <text:p>412742</text:p>
          </table:table-cell>
          <table:table-cell office:value-type="float" office:value="475706">
            <text:p>475706</text:p>
          </table:table-cell>
          <table:table-cell office:value-type="float" office:value="492782">
            <text:p>492782</text:p>
          </table:table-cell>
          <table:table-cell office:value-type="float" office:value="490577">
            <text:p>490577</text:p>
          </table:table-cell>
          <table:table-cell office:value-type="float" office:value="448679">
            <text:p>448679</text:p>
          </table:table-cell>
          <table:table-cell office:value-type="float" office:value="395799">
            <text:p>395799</text:p>
          </table:table-cell>
          <table:table-cell office:value-type="float" office:value="452499">
            <text:p>452499</text:p>
          </table:table-cell>
          <table:table-cell office:value-type="float" office:value="567274">
            <text:p>567274</text:p>
          </table:table-cell>
          <table:table-cell office:value-type="float" office:value="594364">
            <text:p>594364</text:p>
          </table:table-cell>
          <table:table-cell office:value-type="float" office:value="583596">
            <text:p>583596</text:p>
          </table:table-cell>
          <table:table-cell office:value-type="float" office:value="612177">
            <text:p>612177</text:p>
          </table:table-cell>
          <table:table-cell office:value-type="float" office:value="661916">
            <text:p>661916</text:p>
          </table:table-cell>
          <table:table-cell office:value-type="float" office:value="672282">
            <text:p>672282</text:p>
          </table:table-cell>
          <table:table-cell office:value-type="float" office:value="692523">
            <text:p>692523</text:p>
          </table:table-cell>
          <table:table-cell office:value-type="float" office:value="707835">
            <text:p>707835</text:p>
          </table:table-cell>
          <table:table-cell office:value-type="float" office:value="763537">
            <text:p>763537</text:p>
          </table:table-cell>
          <table:table-cell office:value-type="float" office:value="755488">
            <text:p>755488</text:p>
          </table:table-cell>
          <table:table-cell office:value-type="float" office:value="768680">
            <text:p>768680</text:p>
          </table:table-cell>
          <table:table-cell office:value-type="float" office:value="736825">
            <text:p>736825</text:p>
          </table:table-cell>
          <table:table-cell office:value-type="float" office:value="740554">
            <text:p>740554</text:p>
          </table:table-cell>
          <table:table-cell office:value-type="float" office:value="760615">
            <text:p>760615</text:p>
          </table:table-cell>
          <table:table-cell office:value-type="float" office:value="832089">
            <text:p>832089</text:p>
          </table:table-cell>
          <table:table-cell office:value-type="float" office:value="840124">
            <text:p>840124</text:p>
          </table:table-cell>
          <table:table-cell office:value-type="float" office:value="868958">
            <text:p>868958</text:p>
          </table:table-cell>
          <table:table-cell office:value-type="float" office:value="906004">
            <text:p>906004</text:p>
          </table:table-cell>
          <table:table-cell office:value-type="float" office:value="1048810">
            <text:p>1048810</text:p>
          </table:table-cell>
          <table:table-cell office:value-type="float" office:value="1025548">
            <text:p>1025548</text:p>
          </table:table-cell>
          <table:table-cell office:value-type="float" office:value="1119637">
            <text:p>1119637</text:p>
          </table:table-cell>
          <table:table-cell office:value-type="float" office:value="1449034">
            <text:p>1449034</text:p>
          </table:table-cell>
          <table:table-cell office:value-type="float" office:value="1865749">
            <text:p>1865749</text:p>
          </table:table-cell>
          <table:table-cell office:value-type="float" office:value="1764036">
            <text:p>1764036</text:p>
          </table:table-cell>
          <table:table-cell office:value-type="float" office:value="1507270">
            <text:p>1507270</text:p>
          </table:table-cell>
          <table:table-cell office:value-type="float" office:value="1541734">
            <text:p>1541734</text:p>
          </table:table-cell>
          <table:table-cell office:value-type="float" office:value="1566033">
            <text:p>1566033</text:p>
          </table:table-cell>
          <table:table-cell office:value-type="float" office:value="1715704">
            <text:p>1715704</text:p>
          </table:table-cell>
          <table:table-cell office:value-type="float" office:value="1943606">
            <text:p>1943606</text:p>
          </table:table-cell>
          <table:table-cell office:value-type="float" office:value="2787754">
            <text:p>2787754</text:p>
          </table:table-cell>
          <table:table-cell office:value-type="float" office:value="2276339">
            <text:p>2276339</text:p>
          </table:table-cell>
          <table:table-cell office:value-type="float" office:value="2138213">
            <text:p>2138213</text:p>
          </table:table-cell>
          <table:table-cell office:value-type="float" office:value="2090572">
            <text:p>2090572</text:p>
          </table:table-cell>
          <table:table-cell office:value-type="float" office:value="2184171">
            <text:p>2184171</text:p>
          </table:table-cell>
          <table:table-cell office:value-type="float" office:value="2349458">
            <text:p>2349458</text:p>
          </table:table-cell>
          <table:table-cell office:value-type="float" office:value="2330685">
            <text:p>2330685</text:p>
          </table:table-cell>
          <table:table-cell office:value-type="float" office:value="2437735">
            <text:p>2437735</text:p>
          </table:table-cell>
          <table:table-cell office:value-type="float" office:value="2476717">
            <text:p>2476717</text:p>
          </table:table-cell>
          <table:table-cell office:value-type="float" office:value="2539147">
            <text:p>2539147</text:p>
          </table:table-cell>
          <table:table-cell office:value-type="float" office:value="2529158">
            <text:p>2529158</text:p>
          </table:table-cell>
          <table:table-cell office:value-type="float" office:value="2576769">
            <text:p>2576769</text:p>
          </table:table-cell>
          <table:table-cell office:value-type="float" office:value="2553800">
            <text:p>2553800</text:p>
          </table:table-cell>
          <table:table-cell office:value-type="float" office:value="2753193">
            <text:p>2753193</text:p>
          </table:table-cell>
          <table:table-cell office:value-type="float" office:value="2726508">
            <text:p>2726508</text:p>
          </table:table-cell>
          <table:table-cell office:value-type="float" office:value="2606677">
            <text:p>2606677</text:p>
          </table:table-cell>
          <table:table-cell office:value-type="float" office:value="2584006">
            <text:p>2584006</text:p>
          </table:table-cell>
          <table:table-cell office:value-type="float" office:value="2467087">
            <text:p>2467087</text:p>
          </table:table-cell>
          <table:table-cell office:value-type="float" office:value="2583340">
            <text:p>2583340</text:p>
          </table:table-cell>
          <table:table-cell office:value-type="float" office:value="2641899">
            <text:p>2641899</text:p>
          </table:table-cell>
          <table:table-cell office:value-type="float" office:value="2659998">
            <text:p>2659998</text:p>
          </table:table-cell>
          <table:table-cell office:value-type="float" office:value="2672428">
            <text:p>2672428</text:p>
          </table:table-cell>
          <table:table-cell office:value-type="float" office:value="2927133">
            <text:p>2927133</text:p>
          </table:table-cell>
          <table:table-cell office:value-type="float" office:value="3078635">
            <text:p>3078635</text:p>
          </table:table-cell>
          <table:table-cell office:value-type="float" office:value="3086248">
            <text:p>3086248</text:p>
          </table:table-cell>
          <table:table-cell office:value-type="float" office:value="3025649">
            <text:p>3025649</text:p>
          </table:table-cell>
          <table:table-cell office:value-type="float" office:value="3031358">
            <text:p>3031358</text:p>
          </table:table-cell>
          <table:table-cell office:value-type="float" office:value="3060627">
            <text:p>3060627</text:p>
          </table:table-cell>
          <table:table-cell office:value-type="float" office:value="3173706">
            <text:p>3173706</text:p>
          </table:table-cell>
          <table:table-cell office:value-type="float" office:value="3312869">
            <text:p>3312869</text:p>
          </table:table-cell>
          <table:table-cell office:value-type="float" office:value="2655976">
            <text:p>2655976</text:p>
          </table:table-cell>
        </table:table-row>
        <table:table-row table:style-name="ro1">
          <table:table-cell office:value-type="string">
            <text:p>SOLO_QUEUE</text:p>
          </table:table-cell>
          <table:table-cell table:number-columns-repeated="117" office:value-type="float" office:value="0">
            <text:p>0</text:p>
          </table:table-cell>
          <table:table-cell office:value-type="float" office:value="5902">
            <text:p>590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CO_OP_WITH_BOTS</text:p>
          </table:table-cell>
          <table:table-cell table:number-columns-repeated="52" office:value-type="float" office:value="0">
            <text:p>0</text:p>
          </table:table-cell>
          <table:table-cell office:value-type="float" office:value="14961">
            <text:p>14961</text:p>
          </table:table-cell>
          <table:table-cell office:value-type="float" office:value="18070">
            <text:p>18070</text:p>
          </table:table-cell>
          <table:table-cell office:value-type="float" office:value="22822">
            <text:p>22822</text:p>
          </table:table-cell>
          <table:table-cell office:value-type="float" office:value="37620">
            <text:p>37620</text:p>
          </table:table-cell>
          <table:table-cell office:value-type="float" office:value="35756">
            <text:p>35756</text:p>
          </table:table-cell>
          <table:table-cell office:value-type="float" office:value="33870">
            <text:p>33870</text:p>
          </table:table-cell>
          <table:table-cell office:value-type="float" office:value="45578">
            <text:p>45578</text:p>
          </table:table-cell>
          <table:table-cell office:value-type="float" office:value="44780">
            <text:p>44780</text:p>
          </table:table-cell>
          <table:table-cell office:value-type="float" office:value="38979">
            <text:p>38979</text:p>
          </table:table-cell>
          <table:table-cell office:value-type="float" office:value="35213">
            <text:p>35213</text:p>
          </table:table-cell>
          <table:table-cell office:value-type="float" office:value="28602">
            <text:p>28602</text:p>
          </table:table-cell>
          <table:table-cell office:value-type="float" office:value="23402">
            <text:p>23402</text:p>
          </table:table-cell>
          <table:table-cell office:value-type="float" office:value="22858">
            <text:p>22858</text:p>
          </table:table-cell>
          <table:table-cell office:value-type="float" office:value="24139">
            <text:p>24139</text:p>
          </table:table-cell>
          <table:table-cell office:value-type="float" office:value="39012">
            <text:p>39012</text:p>
          </table:table-cell>
          <table:table-cell office:value-type="float" office:value="37436">
            <text:p>37436</text:p>
          </table:table-cell>
          <table:table-cell office:value-type="float" office:value="38269">
            <text:p>38269</text:p>
          </table:table-cell>
          <table:table-cell office:value-type="float" office:value="41770">
            <text:p>41770</text:p>
          </table:table-cell>
          <table:table-cell office:value-type="float" office:value="31996">
            <text:p>31996</text:p>
          </table:table-cell>
          <table:table-cell office:value-type="float" office:value="38721">
            <text:p>38721</text:p>
          </table:table-cell>
          <table:table-cell office:value-type="float" office:value="55937">
            <text:p>55937</text:p>
          </table:table-cell>
          <table:table-cell office:value-type="float" office:value="68110">
            <text:p>68110</text:p>
          </table:table-cell>
          <table:table-cell office:value-type="float" office:value="62689">
            <text:p>62689</text:p>
          </table:table-cell>
          <table:table-cell office:value-type="float" office:value="60314">
            <text:p>60314</text:p>
          </table:table-cell>
          <table:table-cell office:value-type="float" office:value="58115">
            <text:p>58115</text:p>
          </table:table-cell>
          <table:table-cell office:value-type="float" office:value="60050">
            <text:p>60050</text:p>
          </table:table-cell>
          <table:table-cell office:value-type="float" office:value="61247">
            <text:p>61247</text:p>
          </table:table-cell>
          <table:table-cell office:value-type="float" office:value="64638">
            <text:p>64638</text:p>
          </table:table-cell>
          <table:table-cell office:value-type="float" office:value="66742">
            <text:p>66742</text:p>
          </table:table-cell>
          <table:table-cell office:value-type="float" office:value="83054">
            <text:p>83054</text:p>
          </table:table-cell>
          <table:table-cell office:value-type="float" office:value="87587">
            <text:p>87587</text:p>
          </table:table-cell>
          <table:table-cell office:value-type="float" office:value="103034">
            <text:p>103034</text:p>
          </table:table-cell>
          <table:table-cell office:value-type="float" office:value="84825">
            <text:p>84825</text:p>
          </table:table-cell>
          <table:table-cell office:value-type="float" office:value="108730">
            <text:p>108730</text:p>
          </table:table-cell>
          <table:table-cell office:value-type="float" office:value="125879">
            <text:p>125879</text:p>
          </table:table-cell>
          <table:table-cell office:value-type="float" office:value="84546">
            <text:p>84546</text:p>
          </table:table-cell>
          <table:table-cell office:value-type="float" office:value="111454">
            <text:p>111454</text:p>
          </table:table-cell>
          <table:table-cell office:value-type="float" office:value="127805">
            <text:p>127805</text:p>
          </table:table-cell>
          <table:table-cell office:value-type="float" office:value="143971">
            <text:p>143971</text:p>
          </table:table-cell>
          <table:table-cell office:value-type="float" office:value="147347">
            <text:p>147347</text:p>
          </table:table-cell>
          <table:table-cell office:value-type="float" office:value="154071">
            <text:p>154071</text:p>
          </table:table-cell>
          <table:table-cell office:value-type="float" office:value="183193">
            <text:p>183193</text:p>
          </table:table-cell>
          <table:table-cell office:value-type="float" office:value="137594">
            <text:p>137594</text:p>
          </table:table-cell>
          <table:table-cell office:value-type="float" office:value="160807">
            <text:p>160807</text:p>
          </table:table-cell>
          <table:table-cell office:value-type="float" office:value="205218">
            <text:p>205218</text:p>
          </table:table-cell>
          <table:table-cell office:value-type="float" office:value="221253">
            <text:p>221253</text:p>
          </table:table-cell>
          <table:table-cell office:value-type="float" office:value="248326">
            <text:p>248326</text:p>
          </table:table-cell>
          <table:table-cell office:value-type="float" office:value="234452">
            <text:p>234452</text:p>
          </table:table-cell>
          <table:table-cell office:value-type="float" office:value="215688">
            <text:p>215688</text:p>
          </table:table-cell>
          <table:table-cell office:value-type="float" office:value="219138">
            <text:p>219138</text:p>
          </table:table-cell>
          <table:table-cell office:value-type="float" office:value="216290">
            <text:p>216290</text:p>
          </table:table-cell>
          <table:table-cell office:value-type="float" office:value="222192">
            <text:p>222192</text:p>
          </table:table-cell>
          <table:table-cell office:value-type="float" office:value="228790">
            <text:p>228790</text:p>
          </table:table-cell>
          <table:table-cell office:value-type="float" office:value="231902">
            <text:p>231902</text:p>
          </table:table-cell>
          <table:table-cell office:value-type="float" office:value="226054">
            <text:p>226054</text:p>
          </table:table-cell>
          <table:table-cell office:value-type="float" office:value="242296">
            <text:p>242296</text:p>
          </table:table-cell>
          <table:table-cell office:value-type="float" office:value="240805">
            <text:p>240805</text:p>
          </table:table-cell>
          <table:table-cell office:value-type="float" office:value="227473">
            <text:p>227473</text:p>
          </table:table-cell>
          <table:table-cell office:value-type="float" office:value="228734">
            <text:p>228734</text:p>
          </table:table-cell>
          <table:table-cell office:value-type="float" office:value="216238">
            <text:p>216238</text:p>
          </table:table-cell>
          <table:table-cell office:value-type="float" office:value="225367">
            <text:p>225367</text:p>
          </table:table-cell>
          <table:table-cell office:value-type="float" office:value="227370">
            <text:p>227370</text:p>
          </table:table-cell>
          <table:table-cell office:value-type="float" office:value="234301">
            <text:p>234301</text:p>
          </table:table-cell>
          <table:table-cell office:value-type="float" office:value="240929">
            <text:p>240929</text:p>
          </table:table-cell>
          <table:table-cell office:value-type="float" office:value="267675">
            <text:p>267675</text:p>
          </table:table-cell>
          <table:table-cell office:value-type="float" office:value="281225">
            <text:p>281225</text:p>
          </table:table-cell>
          <table:table-cell office:value-type="float" office:value="285094">
            <text:p>285094</text:p>
          </table:table-cell>
          <table:table-cell office:value-type="float" office:value="278775">
            <text:p>278775</text:p>
          </table:table-cell>
          <table:table-cell office:value-type="float" office:value="280480">
            <text:p>280480</text:p>
          </table:table-cell>
          <table:table-cell office:value-type="float" office:value="295172">
            <text:p>295172</text:p>
          </table:table-cell>
          <table:table-cell office:value-type="float" office:value="301431">
            <text:p>301431</text:p>
          </table:table-cell>
          <table:table-cell office:value-type="float" office:value="327826">
            <text:p>327826</text:p>
          </table:table-cell>
          <table:table-cell office:value-type="float" office:value="206574">
            <text:p>206574</text:p>
          </table:table-cell>
        </table:table-row>
        <table:table-row table:style-name="ro1" table:number-rows-repeated="1048550">
          <table:table-cell table:number-columns-repeated="126"/>
        </table:table-row>
        <table:table-row table:style-name="ro1">
          <table:table-cell table:number-columns-repeated="1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6T11:57:34</dc:date>
    <dc:creator>Chris Clark</dc:creator>
    <meta:document-statistic meta:table-count="1" meta:cell-count="2646" meta:object-count="2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9.055cm" svg:height="17.776cm" xlink:href=".." xlink:type="simple" chart:class="chart:area" chart:style-name="ch1">
        <chart:title svg:x="27.182cm" svg:y="0.491cm" chart:style-name="ch2">
          <text:p>Game Mode over Time</text:p>
        </chart:title>
        <chart:legend chart:legend-position="end" svg:x="53.485cm" svg:y="5.601cm" style:legend-expansion="high" chart:style-name="ch3"/>
        <chart:plot-area chart:style-name="ch4" table:cell-range-address="Sheet1.A1:Sheet1.DV14" chart:data-source-has-labels="both" svg:x="2.192cm" svg:y="2.335cm" svg:width="48.931cm" svg:height="14.105cm">
          <chartooo:coordinate-region svg:x="3.739cm" svg:y="2.534cm" svg:width="47.243cm" svg:height="11.78cm"/>
          <chart:axis chart:dimension="x" chart:name="primary-x" chart:style-name="ch5" chartooo:axis-type="auto">
            <chartooo:date-scale/>
            <chart:title svg:x="26.256cm" svg:y="16.795cm" chart:style-name="ch6">
              <text:p>Date</text:p>
            </chart:title>
            <chart:categories table:cell-range-address="Sheet1.B1:Sheet1.DV1"/>
          </chart:axis>
          <chart:axis chart:dimension="y" chart:name="primary-y" chart:style-name="ch5">
            <chart:title svg:x="0.451cm" svg:y="10.503cm" chart:style-name="ch7">
              <text:p>Games Played</text:p>
            </chart:title>
            <chart:grid chart:style-name="ch8" chart:class="major"/>
          </chart:axis>
          <chart:series chart:style-name="ch9" chart:values-cell-range-address="Sheet1.B2:Sheet1.DV2" chart:label-cell-address="Sheet1.A2:Sheet1.A2" chart:class="chart:area">
            <chart:data-point chart:repeated="125"/>
          </chart:series>
          <chart:series chart:style-name="ch10" chart:values-cell-range-address="Sheet1.B3:Sheet1.DV3" chart:label-cell-address="Sheet1.A3:Sheet1.A3" chart:class="chart:area">
            <chart:data-point chart:repeated="125"/>
          </chart:series>
          <chart:series chart:style-name="ch11" chart:values-cell-range-address="Sheet1.B4:Sheet1.DV4" chart:label-cell-address="Sheet1.A4:Sheet1.A4" chart:class="chart:area">
            <chart:data-point chart:repeated="125"/>
          </chart:series>
          <chart:series chart:style-name="ch12" chart:values-cell-range-address="Sheet1.B5:Sheet1.DV5" chart:label-cell-address="Sheet1.A5:Sheet1.A5" chart:class="chart:area">
            <chart:data-point chart:repeated="125"/>
          </chart:series>
          <chart:series chart:style-name="ch13" chart:values-cell-range-address="Sheet1.B6:Sheet1.DV6" chart:label-cell-address="Sheet1.A6:Sheet1.A6" chart:class="chart:area">
            <chart:data-point chart:repeated="125"/>
          </chart:series>
          <chart:series chart:style-name="ch14" chart:values-cell-range-address="Sheet1.B7:Sheet1.DV7" chart:label-cell-address="Sheet1.A7:Sheet1.A7" chart:class="chart:area">
            <chart:data-point chart:repeated="125"/>
          </chart:series>
          <chart:series chart:style-name="ch15" chart:values-cell-range-address="Sheet1.B8:Sheet1.DV8" chart:label-cell-address="Sheet1.A8:Sheet1.A8" chart:class="chart:area">
            <chart:data-point chart:repeated="125"/>
          </chart:series>
          <chart:series chart:style-name="ch16" chart:values-cell-range-address="Sheet1.B9:Sheet1.DV9" chart:label-cell-address="Sheet1.A9:Sheet1.A9" chart:class="chart:area">
            <chart:data-point chart:repeated="125"/>
          </chart:series>
          <chart:series chart:style-name="ch17" chart:values-cell-range-address="Sheet1.B10:Sheet1.DV10" chart:label-cell-address="Sheet1.A10:Sheet1.A10" chart:class="chart:area">
            <chart:data-point chart:repeated="125"/>
          </chart:series>
          <chart:series chart:style-name="ch18" chart:values-cell-range-address="Sheet1.B11:Sheet1.DV11" chart:label-cell-address="Sheet1.A11:Sheet1.A11" chart:class="chart:area">
            <chart:data-point chart:repeated="125"/>
          </chart:series>
          <chart:series chart:style-name="ch19" chart:values-cell-range-address="Sheet1.B12:Sheet1.DV12" chart:label-cell-address="Sheet1.A12:Sheet1.A12" chart:class="chart:area">
            <chart:data-point chart:repeated="125"/>
          </chart:series>
          <chart:series chart:style-name="ch20" chart:values-cell-range-address="Sheet1.B13:Sheet1.DV13" chart:label-cell-address="Sheet1.A13:Sheet1.A13" chart:class="chart:area">
            <chart:data-point chart:repeated="125"/>
          </chart:series>
          <chart:series chart:style-name="ch9" chart:values-cell-range-address="Sheet1.B14:Sheet1.DV14" chart:label-cell-address="Sheet1.A14:Sheet1.A14" chart:class="chart:area">
            <chart:data-point chart:repeated="1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3-02-2011</text:p>
                <draw:g>
                  <svg:desc>Sheet1.B1:Sheet1.DV1</svg:desc>
                </draw:g>
              </table:table-cell>
              <table:table-cell office:value-type="string">
                <text:p>03-09-2011</text:p>
              </table:table-cell>
              <table:table-cell office:value-type="string">
                <text:p>03-16-2011</text:p>
              </table:table-cell>
              <table:table-cell office:value-type="string">
                <text:p>03-23-2011</text:p>
              </table:table-cell>
              <table:table-cell office:value-type="string">
                <text:p>03-30-2011</text:p>
              </table:table-cell>
              <table:table-cell office:value-type="string">
                <text:p>04-06-2011</text:p>
              </table:table-cell>
              <table:table-cell office:value-type="string">
                <text:p>04-13-2011</text:p>
              </table:table-cell>
              <table:table-cell office:value-type="string">
                <text:p>04-20-2011</text:p>
              </table:table-cell>
              <table:table-cell office:value-type="string">
                <text:p>04-27-2011</text:p>
              </table:table-cell>
              <table:table-cell office:value-type="string">
                <text:p>05-04-2011</text:p>
              </table:table-cell>
              <table:table-cell office:value-type="string">
                <text:p>05-11-2011</text:p>
              </table:table-cell>
              <table:table-cell office:value-type="string">
                <text:p>05-18-2011</text:p>
              </table:table-cell>
              <table:table-cell office:value-type="string">
                <text:p>05-25-2011</text:p>
              </table:table-cell>
              <table:table-cell office:value-type="string">
                <text:p>06-01-2011</text:p>
              </table:table-cell>
              <table:table-cell office:value-type="string">
                <text:p>06-08-2011</text:p>
              </table:table-cell>
              <table:table-cell office:value-type="string">
                <text:p>06-15-2011</text:p>
              </table:table-cell>
              <table:table-cell office:value-type="string">
                <text:p>06-22-2011</text:p>
              </table:table-cell>
              <table:table-cell office:value-type="string">
                <text:p>06-29-2011</text:p>
              </table:table-cell>
              <table:table-cell office:value-type="string">
                <text:p>07-06-2011</text:p>
              </table:table-cell>
              <table:table-cell office:value-type="string">
                <text:p>07-13-2011</text:p>
              </table:table-cell>
              <table:table-cell office:value-type="string">
                <text:p>07-20-2011</text:p>
              </table:table-cell>
              <table:table-cell office:value-type="string">
                <text:p>07-27-2011</text:p>
              </table:table-cell>
              <table:table-cell office:value-type="string">
                <text:p>08-03-2011</text:p>
              </table:table-cell>
              <table:table-cell office:value-type="string">
                <text:p>08-10-2011</text:p>
              </table:table-cell>
              <table:table-cell office:value-type="string">
                <text:p>08-17-2011</text:p>
              </table:table-cell>
              <table:table-cell office:value-type="string">
                <text:p>08-24-2011</text:p>
              </table:table-cell>
              <table:table-cell office:value-type="string">
                <text:p>08-31-2011</text:p>
              </table:table-cell>
              <table:table-cell office:value-type="string">
                <text:p>09-07-2011</text:p>
              </table:table-cell>
              <table:table-cell office:value-type="string">
                <text:p>09-14-2011</text:p>
              </table:table-cell>
              <table:table-cell office:value-type="string">
                <text:p>09-21-2011</text:p>
              </table:table-cell>
              <table:table-cell office:value-type="string">
                <text:p>09-28-2011</text:p>
              </table:table-cell>
              <table:table-cell office:value-type="string">
                <text:p>10-05-2011</text:p>
              </table:table-cell>
              <table:table-cell office:value-type="string">
                <text:p>10-12-2011</text:p>
              </table:table-cell>
              <table:table-cell office:value-type="string">
                <text:p>10-19-2011</text:p>
              </table:table-cell>
              <table:table-cell office:value-type="string">
                <text:p>10-26-2011</text:p>
              </table:table-cell>
              <table:table-cell office:value-type="string">
                <text:p>11-02-2011</text:p>
              </table:table-cell>
              <table:table-cell office:value-type="string">
                <text:p>11-09-2011</text:p>
              </table:table-cell>
              <table:table-cell office:value-type="string">
                <text:p>11-16-2011</text:p>
              </table:table-cell>
              <table:table-cell office:value-type="string">
                <text:p>11-23-2011</text:p>
              </table:table-cell>
              <table:table-cell office:value-type="string">
                <text:p>11-30-2011</text:p>
              </table:table-cell>
              <table:table-cell office:value-type="string">
                <text:p>12-07-2011</text:p>
              </table:table-cell>
              <table:table-cell office:value-type="string">
                <text:p>12-14-2011</text:p>
              </table:table-cell>
              <table:table-cell office:value-type="string">
                <text:p>12-21-2011</text:p>
              </table:table-cell>
              <table:table-cell office:value-type="string">
                <text:p>12-28-2011</text:p>
              </table:table-cell>
              <table:table-cell office:value-type="string">
                <text:p>01-04-2012</text:p>
              </table:table-cell>
              <table:table-cell office:value-type="string">
                <text:p>01-11-2012</text:p>
              </table:table-cell>
              <table:table-cell office:value-type="string">
                <text:p>01-18-2012</text:p>
              </table:table-cell>
              <table:table-cell office:value-type="string">
                <text:p>01-25-2012</text:p>
              </table:table-cell>
              <table:table-cell office:value-type="string">
                <text:p>02-01-2012</text:p>
              </table:table-cell>
              <table:table-cell office:value-type="string">
                <text:p>02-08-2012</text:p>
              </table:table-cell>
              <table:table-cell office:value-type="string">
                <text:p>02-15-2012</text:p>
              </table:table-cell>
              <table:table-cell office:value-type="string">
                <text:p>02-22-2012</text:p>
              </table:table-cell>
              <table:table-cell office:value-type="string">
                <text:p>02-29-2012</text:p>
              </table:table-cell>
              <table:table-cell office:value-type="string">
                <text:p>03-07-2012</text:p>
              </table:table-cell>
              <table:table-cell office:value-type="string">
                <text:p>03-14-2012</text:p>
              </table:table-cell>
              <table:table-cell office:value-type="string">
                <text:p>03-21-2012</text:p>
              </table:table-cell>
              <table:table-cell office:value-type="string">
                <text:p>03-28-2012</text:p>
              </table:table-cell>
              <table:table-cell office:value-type="string">
                <text:p>04-04-2012</text:p>
              </table:table-cell>
              <table:table-cell office:value-type="string">
                <text:p>04-11-2012</text:p>
              </table:table-cell>
              <table:table-cell office:value-type="string">
                <text:p>04-18-2012</text:p>
              </table:table-cell>
              <table:table-cell office:value-type="string">
                <text:p>04-25-2012</text:p>
              </table:table-cell>
              <table:table-cell office:value-type="string">
                <text:p>05-02-2012</text:p>
              </table:table-cell>
              <table:table-cell office:value-type="string">
                <text:p>05-09-2012</text:p>
              </table:table-cell>
              <table:table-cell office:value-type="string">
                <text:p>05-16-2012</text:p>
              </table:table-cell>
              <table:table-cell office:value-type="string">
                <text:p>05-23-2012</text:p>
              </table:table-cell>
              <table:table-cell office:value-type="string">
                <text:p>05-30-2012</text:p>
              </table:table-cell>
              <table:table-cell office:value-type="string">
                <text:p>06-06-2012</text:p>
              </table:table-cell>
              <table:table-cell office:value-type="string">
                <text:p>06-13-2012</text:p>
              </table:table-cell>
              <table:table-cell office:value-type="string">
                <text:p>06-20-2012</text:p>
              </table:table-cell>
              <table:table-cell office:value-type="string">
                <text:p>06-27-2012</text:p>
              </table:table-cell>
              <table:table-cell office:value-type="string">
                <text:p>07-04-2012</text:p>
              </table:table-cell>
              <table:table-cell office:value-type="string">
                <text:p>07-11-2012</text:p>
              </table:table-cell>
              <table:table-cell office:value-type="string">
                <text:p>07-18-2012</text:p>
              </table:table-cell>
              <table:table-cell office:value-type="string">
                <text:p>07-25-2012</text:p>
              </table:table-cell>
              <table:table-cell office:value-type="string">
                <text:p>08-01-2012</text:p>
              </table:table-cell>
              <table:table-cell office:value-type="string">
                <text:p>08-08-2012</text:p>
              </table:table-cell>
              <table:table-cell office:value-type="string">
                <text:p>08-15-2012</text:p>
              </table:table-cell>
              <table:table-cell office:value-type="string">
                <text:p>08-22-2012</text:p>
              </table:table-cell>
              <table:table-cell office:value-type="string">
                <text:p>08-29-2012</text:p>
              </table:table-cell>
              <table:table-cell office:value-type="string">
                <text:p>09-05-2012</text:p>
              </table:table-cell>
              <table:table-cell office:value-type="string">
                <text:p>09-12-2012</text:p>
              </table:table-cell>
              <table:table-cell office:value-type="string">
                <text:p>09-19-2012</text:p>
              </table:table-cell>
              <table:table-cell office:value-type="string">
                <text:p>09-26-2012</text:p>
              </table:table-cell>
              <table:table-cell office:value-type="string">
                <text:p>10-03-2012</text:p>
              </table:table-cell>
              <table:table-cell office:value-type="string">
                <text:p>10-10-2012</text:p>
              </table:table-cell>
              <table:table-cell office:value-type="string">
                <text:p>10-17-2012</text:p>
              </table:table-cell>
              <table:table-cell office:value-type="string">
                <text:p>10-24-2012</text:p>
              </table:table-cell>
              <table:table-cell office:value-type="string">
                <text:p>10-31-2012</text:p>
              </table:table-cell>
              <table:table-cell office:value-type="string">
                <text:p>11-07-2012</text:p>
              </table:table-cell>
              <table:table-cell office:value-type="string">
                <text:p>11-14-2012</text:p>
              </table:table-cell>
              <table:table-cell office:value-type="string">
                <text:p>11-21-2012</text:p>
              </table:table-cell>
              <table:table-cell office:value-type="string">
                <text:p>11-28-2012</text:p>
              </table:table-cell>
              <table:table-cell office:value-type="string">
                <text:p>12-05-2012</text:p>
              </table:table-cell>
              <table:table-cell office:value-type="string">
                <text:p>12-12-2012</text:p>
              </table:table-cell>
              <table:table-cell office:value-type="string">
                <text:p>12-19-2012</text:p>
              </table:table-cell>
              <table:table-cell office:value-type="string">
                <text:p>12-26-2012</text:p>
              </table:table-cell>
              <table:table-cell office:value-type="string">
                <text:p>01-02-2013</text:p>
              </table:table-cell>
              <table:table-cell office:value-type="string">
                <text:p>01-09-2013</text:p>
              </table:table-cell>
              <table:table-cell office:value-type="string">
                <text:p>01-16-2013</text:p>
              </table:table-cell>
              <table:table-cell office:value-type="string">
                <text:p>01-23-2013</text:p>
              </table:table-cell>
              <table:table-cell office:value-type="string">
                <text:p>01-30-2013</text:p>
              </table:table-cell>
              <table:table-cell office:value-type="string">
                <text:p>02-06-2013</text:p>
              </table:table-cell>
              <table:table-cell office:value-type="string">
                <text:p>02-13-2013</text:p>
              </table:table-cell>
              <table:table-cell office:value-type="string">
                <text:p>02-20-2013</text:p>
              </table:table-cell>
              <table:table-cell office:value-type="string">
                <text:p>02-27-2013</text:p>
              </table:table-cell>
              <table:table-cell office:value-type="string">
                <text:p>03-06-2013</text:p>
              </table:table-cell>
              <table:table-cell office:value-type="string">
                <text:p>03-13-2013</text:p>
              </table:table-cell>
              <table:table-cell office:value-type="string">
                <text:p>03-20-2013</text:p>
              </table:table-cell>
              <table:table-cell office:value-type="string">
                <text:p>03-27-2013</text:p>
              </table:table-cell>
              <table:table-cell office:value-type="string">
                <text:p>04-03-2013</text:p>
              </table:table-cell>
              <table:table-cell office:value-type="string">
                <text:p>04-10-2013</text:p>
              </table:table-cell>
              <table:table-cell office:value-type="string">
                <text:p>04-17-2013</text:p>
              </table:table-cell>
              <table:table-cell office:value-type="string">
                <text:p>04-24-2013</text:p>
              </table:table-cell>
              <table:table-cell office:value-type="string">
                <text:p>05-01-2013</text:p>
              </table:table-cell>
              <table:table-cell office:value-type="string">
                <text:p>05-08-2013</text:p>
              </table:table-cell>
              <table:table-cell office:value-type="string">
                <text:p>05-15-2013</text:p>
              </table:table-cell>
              <table:table-cell office:value-type="string">
                <text:p>05-22-2013</text:p>
              </table:table-cell>
              <table:table-cell office:value-type="string">
                <text:p>05-29-2013</text:p>
              </table:table-cell>
              <table:table-cell office:value-type="string">
                <text:p>06-05-2013</text:p>
              </table:table-cell>
              <table:table-cell office:value-type="string">
                <text:p>06-12-2013</text:p>
              </table:table-cell>
              <table:table-cell office:value-type="string">
                <text:p>06-19-2013</text:p>
              </table:table-cell>
              <table:table-cell office:value-type="string">
                <text:p>06-26-2013</text:p>
              </table:table-cell>
              <table:table-cell office:value-type="string">
                <text:p>07-03-2013</text:p>
              </table:table-cell>
              <table:table-cell office:value-type="string">
                <text:p>07-10-2013</text:p>
              </table:table-cell>
              <table:table-cell office:value-type="string">
                <text:p>07-17-2013</text:p>
              </table:table-cell>
            </table:table-row>
          </table:table-header-rows>
          <table:table-rows>
            <table:table-row>
              <table:table-cell office:value-type="string">
                <text:p>COMPENDIUM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DV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22">
                <text:p>6522</text:p>
              </table:table-cell>
              <table:table-cell office:value-type="float" office:value="13017">
                <text:p>13017</text:p>
              </table:table-cell>
              <table:table-cell office:value-type="float" office:value="10188">
                <text:p>10188</text:p>
              </table:table-cell>
              <table:table-cell office:value-type="float" office:value="56220">
                <text:p>56220</text:p>
              </table:table-cell>
              <table:table-cell office:value-type="float" office:value="27916">
                <text:p>27916</text:p>
              </table:table-cell>
              <table:table-cell office:value-type="float" office:value="29591">
                <text:p>29591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ALL_RANDOM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DV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69267">
                <text:p>169267</text:p>
              </table:table-cell>
              <table:table-cell office:value-type="float" office:value="189414">
                <text:p>189414</text:p>
              </table:table-cell>
              <table:table-cell office:value-type="float" office:value="191558">
                <text:p>191558</text:p>
              </table:table-cell>
              <table:table-cell office:value-type="float" office:value="183107">
                <text:p>183107</text:p>
              </table:table-cell>
              <table:table-cell office:value-type="float" office:value="188159">
                <text:p>188159</text:p>
              </table:table-cell>
              <table:table-cell office:value-type="float" office:value="185736">
                <text:p>185736</text:p>
              </table:table-cell>
              <table:table-cell office:value-type="float" office:value="187421">
                <text:p>187421</text:p>
              </table:table-cell>
              <table:table-cell office:value-type="float" office:value="185657">
                <text:p>185657</text:p>
              </table:table-cell>
              <table:table-cell office:value-type="float" office:value="205563">
                <text:p>205563</text:p>
              </table:table-cell>
              <table:table-cell office:value-type="float" office:value="195563">
                <text:p>195563</text:p>
              </table:table-cell>
              <table:table-cell office:value-type="float" office:value="189053">
                <text:p>189053</text:p>
              </table:table-cell>
              <table:table-cell office:value-type="float" office:value="190023">
                <text:p>190023</text:p>
              </table:table-cell>
              <table:table-cell office:value-type="float" office:value="181092">
                <text:p>181092</text:p>
              </table:table-cell>
              <table:table-cell office:value-type="float" office:value="190289">
                <text:p>190289</text:p>
              </table:table-cell>
              <table:table-cell office:value-type="float" office:value="197575">
                <text:p>197575</text:p>
              </table:table-cell>
              <table:table-cell office:value-type="float" office:value="197677">
                <text:p>197677</text:p>
              </table:table-cell>
              <table:table-cell office:value-type="float" office:value="196766">
                <text:p>196766</text:p>
              </table:table-cell>
              <table:table-cell office:value-type="float" office:value="216498">
                <text:p>216498</text:p>
              </table:table-cell>
              <table:table-cell office:value-type="float" office:value="229817">
                <text:p>229817</text:p>
              </table:table-cell>
              <table:table-cell office:value-type="float" office:value="228756">
                <text:p>228756</text:p>
              </table:table-cell>
              <table:table-cell office:value-type="float" office:value="223618">
                <text:p>223618</text:p>
              </table:table-cell>
              <table:table-cell office:value-type="float" office:value="219824">
                <text:p>219824</text:p>
              </table:table-cell>
              <table:table-cell office:value-type="float" office:value="216433">
                <text:p>216433</text:p>
              </table:table-cell>
              <table:table-cell office:value-type="float" office:value="196283">
                <text:p>196283</text:p>
              </table:table-cell>
              <table:table-cell office:value-type="float" office:value="204255">
                <text:p>204255</text:p>
              </table:table-cell>
              <table:table-cell office:value-type="float" office:value="162670">
                <text:p>162670</text:p>
              </table:table-cell>
            </table:table-row>
            <table:table-row>
              <table:table-cell office:value-type="string">
                <text:p>THE_DIRETIDE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DV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585">
                <text:p>218585</text:p>
              </table:table-cell>
              <table:table-cell office:value-type="float" office:value="1092038">
                <text:p>1092038</text:p>
              </table:table-cell>
              <table:table-cell office:value-type="float" office:value="753203">
                <text:p>753203</text:p>
              </table:table-cell>
              <table:table-cell office:value-type="float" office:value="81853">
                <text:p>81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ALL_PICK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DV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412">
                <text:p>1000412</text:p>
              </table:table-cell>
              <table:table-cell office:value-type="float" office:value="735649">
                <text:p>735649</text:p>
              </table:table-cell>
              <table:table-cell office:value-type="float" office:value="951340">
                <text:p>951340</text:p>
              </table:table-cell>
              <table:table-cell office:value-type="float" office:value="1310286">
                <text:p>1310286</text:p>
              </table:table-cell>
              <table:table-cell office:value-type="float" office:value="1410236">
                <text:p>1410236</text:p>
              </table:table-cell>
              <table:table-cell office:value-type="float" office:value="1434552">
                <text:p>1434552</text:p>
              </table:table-cell>
              <table:table-cell office:value-type="float" office:value="1550744">
                <text:p>1550744</text:p>
              </table:table-cell>
              <table:table-cell office:value-type="float" office:value="1698369">
                <text:p>1698369</text:p>
              </table:table-cell>
              <table:table-cell office:value-type="float" office:value="1268380">
                <text:p>1268380</text:p>
              </table:table-cell>
              <table:table-cell office:value-type="float" office:value="1538746">
                <text:p>1538746</text:p>
              </table:table-cell>
              <table:table-cell office:value-type="float" office:value="1853111">
                <text:p>1853111</text:p>
              </table:table-cell>
              <table:table-cell office:value-type="float" office:value="1917969">
                <text:p>1917969</text:p>
              </table:table-cell>
              <table:table-cell office:value-type="float" office:value="1961112">
                <text:p>1961112</text:p>
              </table:table-cell>
              <table:table-cell office:value-type="float" office:value="1997677">
                <text:p>1997677</text:p>
              </table:table-cell>
              <table:table-cell office:value-type="float" office:value="1938397">
                <text:p>1938397</text:p>
              </table:table-cell>
              <table:table-cell office:value-type="float" office:value="2019964">
                <text:p>2019964</text:p>
              </table:table-cell>
              <table:table-cell office:value-type="float" office:value="2058521">
                <text:p>2058521</text:p>
              </table:table-cell>
              <table:table-cell office:value-type="float" office:value="2098485">
                <text:p>2098485</text:p>
              </table:table-cell>
              <table:table-cell office:value-type="float" office:value="2093218">
                <text:p>2093218</text:p>
              </table:table-cell>
              <table:table-cell office:value-type="float" office:value="2126534">
                <text:p>2126534</text:p>
              </table:table-cell>
              <table:table-cell office:value-type="float" office:value="2105146">
                <text:p>2105146</text:p>
              </table:table-cell>
              <table:table-cell office:value-type="float" office:value="2250487">
                <text:p>2250487</text:p>
              </table:table-cell>
              <table:table-cell office:value-type="float" office:value="2258632">
                <text:p>2258632</text:p>
              </table:table-cell>
              <table:table-cell office:value-type="float" office:value="2153669">
                <text:p>2153669</text:p>
              </table:table-cell>
              <table:table-cell office:value-type="float" office:value="2134793">
                <text:p>2134793</text:p>
              </table:table-cell>
              <table:table-cell office:value-type="float" office:value="2041919">
                <text:p>2041919</text:p>
              </table:table-cell>
              <table:table-cell office:value-type="float" office:value="2131181">
                <text:p>2131181</text:p>
              </table:table-cell>
              <table:table-cell office:value-type="float" office:value="2182578">
                <text:p>2182578</text:p>
              </table:table-cell>
              <table:table-cell office:value-type="float" office:value="2209068">
                <text:p>2209068</text:p>
              </table:table-cell>
              <table:table-cell office:value-type="float" office:value="2228301">
                <text:p>2228301</text:p>
              </table:table-cell>
              <table:table-cell office:value-type="float" office:value="2443288">
                <text:p>2443288</text:p>
              </table:table-cell>
              <table:table-cell office:value-type="float" office:value="2575458">
                <text:p>2575458</text:p>
              </table:table-cell>
              <table:table-cell office:value-type="float" office:value="2584885">
                <text:p>2584885</text:p>
              </table:table-cell>
              <table:table-cell office:value-type="float" office:value="2534744">
                <text:p>2534744</text:p>
              </table:table-cell>
              <table:table-cell office:value-type="float" office:value="2551621">
                <text:p>2551621</text:p>
              </table:table-cell>
              <table:table-cell office:value-type="float" office:value="2559973">
                <text:p>2559973</text:p>
              </table:table-cell>
              <table:table-cell office:value-type="float" office:value="2589219">
                <text:p>2589219</text:p>
              </table:table-cell>
              <table:table-cell office:value-type="float" office:value="2811801">
                <text:p>2811801</text:p>
              </table:table-cell>
              <table:table-cell office:value-type="float" office:value="2180483">
                <text:p>2180483</text:p>
              </table:table-cell>
            </table:table-row>
            <table:table-row>
              <table:table-cell office:value-type="string">
                <text:p>SINGLE_DRAFT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DV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066">
                <text:p>121066</text:p>
              </table:table-cell>
              <table:table-cell office:value-type="float" office:value="88204">
                <text:p>88204</text:p>
              </table:table-cell>
              <table:table-cell office:value-type="float" office:value="120116">
                <text:p>120116</text:p>
              </table:table-cell>
              <table:table-cell office:value-type="float" office:value="170615">
                <text:p>170615</text:p>
              </table:table-cell>
              <table:table-cell office:value-type="float" office:value="195643">
                <text:p>195643</text:p>
              </table:table-cell>
              <table:table-cell office:value-type="float" office:value="198363">
                <text:p>198363</text:p>
              </table:table-cell>
              <table:table-cell office:value-type="float" office:value="228893">
                <text:p>228893</text:p>
              </table:table-cell>
              <table:table-cell office:value-type="float" office:value="255397">
                <text:p>255397</text:p>
              </table:table-cell>
              <table:table-cell office:value-type="float" office:value="179684">
                <text:p>179684</text:p>
              </table:table-cell>
              <table:table-cell office:value-type="float" office:value="235210">
                <text:p>235210</text:p>
              </table:table-cell>
              <table:table-cell office:value-type="float" office:value="311024">
                <text:p>311024</text:p>
              </table:table-cell>
              <table:table-cell office:value-type="float" office:value="297660">
                <text:p>297660</text:p>
              </table:table-cell>
              <table:table-cell office:value-type="float" office:value="305414">
                <text:p>305414</text:p>
              </table:table-cell>
              <table:table-cell office:value-type="float" office:value="290657">
                <text:p>290657</text:p>
              </table:table-cell>
              <table:table-cell office:value-type="float" office:value="305393">
                <text:p>305393</text:p>
              </table:table-cell>
              <table:table-cell office:value-type="float" office:value="336582">
                <text:p>336582</text:p>
              </table:table-cell>
              <table:table-cell office:value-type="float" office:value="346276">
                <text:p>346276</text:p>
              </table:table-cell>
              <table:table-cell office:value-type="float" office:value="365627">
                <text:p>365627</text:p>
              </table:table-cell>
              <table:table-cell office:value-type="float" office:value="370201">
                <text:p>370201</text:p>
              </table:table-cell>
              <table:table-cell office:value-type="float" office:value="380551">
                <text:p>380551</text:p>
              </table:table-cell>
              <table:table-cell office:value-type="float" office:value="377043">
                <text:p>377043</text:p>
              </table:table-cell>
              <table:table-cell office:value-type="float" office:value="412846">
                <text:p>412846</text:p>
              </table:table-cell>
              <table:table-cell office:value-type="float" office:value="390062">
                <text:p>390062</text:p>
              </table:table-cell>
              <table:table-cell office:value-type="float" office:value="371756">
                <text:p>371756</text:p>
              </table:table-cell>
              <table:table-cell office:value-type="float" office:value="366731">
                <text:p>366731</text:p>
              </table:table-cell>
              <table:table-cell office:value-type="float" office:value="344907">
                <text:p>344907</text:p>
              </table:table-cell>
              <table:table-cell office:value-type="float" office:value="361908">
                <text:p>361908</text:p>
              </table:table-cell>
              <table:table-cell office:value-type="float" office:value="362246">
                <text:p>362246</text:p>
              </table:table-cell>
              <table:table-cell office:value-type="float" office:value="357916">
                <text:p>357916</text:p>
              </table:table-cell>
              <table:table-cell office:value-type="float" office:value="355246">
                <text:p>355246</text:p>
              </table:table-cell>
              <table:table-cell office:value-type="float" office:value="389350">
                <text:p>389350</text:p>
              </table:table-cell>
              <table:table-cell office:value-type="float" office:value="407192">
                <text:p>407192</text:p>
              </table:table-cell>
              <table:table-cell office:value-type="float" office:value="399608">
                <text:p>399608</text:p>
              </table:table-cell>
              <table:table-cell office:value-type="float" office:value="386001">
                <text:p>386001</text:p>
              </table:table-cell>
              <table:table-cell office:value-type="float" office:value="381616">
                <text:p>381616</text:p>
              </table:table-cell>
              <table:table-cell office:value-type="float" office:value="375689">
                <text:p>375689</text:p>
              </table:table-cell>
              <table:table-cell office:value-type="float" office:value="377981">
                <text:p>377981</text:p>
              </table:table-cell>
              <table:table-cell office:value-type="float" office:value="372597">
                <text:p>372597</text:p>
              </table:table-cell>
              <table:table-cell office:value-type="float" office:value="305994">
                <text:p>305994</text:p>
              </table:table-cell>
            </table:table-row>
            <table:table-row>
              <table:table-cell office:value-type="string">
                <text:p>NEW_PLAYER_POOL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DV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44102">
                <text:p>144102</text:p>
              </table:table-cell>
              <table:table-cell office:value-type="float" office:value="84209">
                <text:p>84209</text:p>
              </table:table-cell>
              <table:table-cell office:value-type="float" office:value="65194">
                <text:p>65194</text:p>
              </table:table-cell>
            </table:table-row>
            <table:table-row>
              <table:table-cell office:value-type="string">
                <text:p>MID_ONLY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DV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NDOM_DRAFT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DV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311">
                <text:p>30311</text:p>
              </table:table-cell>
              <table:table-cell office:value-type="float" office:value="18174">
                <text:p>18174</text:p>
              </table:table-cell>
              <table:table-cell office:value-type="float" office:value="25862">
                <text:p>25862</text:p>
              </table:table-cell>
              <table:table-cell office:value-type="float" office:value="39484">
                <text:p>39484</text:p>
              </table:table-cell>
              <table:table-cell office:value-type="float" office:value="43120">
                <text:p>43120</text:p>
              </table:table-cell>
              <table:table-cell office:value-type="float" office:value="45846">
                <text:p>45846</text:p>
              </table:table-cell>
              <table:table-cell office:value-type="float" office:value="52465">
                <text:p>52465</text:p>
              </table:table-cell>
              <table:table-cell office:value-type="float" office:value="56774">
                <text:p>56774</text:p>
              </table:table-cell>
              <table:table-cell office:value-type="float" office:value="36981">
                <text:p>36981</text:p>
              </table:table-cell>
              <table:table-cell office:value-type="float" office:value="48269">
                <text:p>48269</text:p>
              </table:table-cell>
              <table:table-cell office:value-type="float" office:value="63902">
                <text:p>63902</text:p>
              </table:table-cell>
              <table:table-cell office:value-type="float" office:value="57558">
                <text:p>57558</text:p>
              </table:table-cell>
              <table:table-cell office:value-type="float" office:value="52528">
                <text:p>52528</text:p>
              </table:table-cell>
              <table:table-cell office:value-type="float" office:value="44095">
                <text:p>44095</text:p>
              </table:table-cell>
              <table:table-cell office:value-type="float" office:value="47321">
                <text:p>47321</text:p>
              </table:table-cell>
              <table:table-cell office:value-type="float" office:value="51661">
                <text:p>51661</text:p>
              </table:table-cell>
              <table:table-cell office:value-type="float" office:value="54440">
                <text:p>54440</text:p>
              </table:table-cell>
              <table:table-cell office:value-type="float" office:value="60110">
                <text:p>60110</text:p>
              </table:table-cell>
              <table:table-cell office:value-type="float" office:value="62225">
                <text:p>62225</text:p>
              </table:table-cell>
              <table:table-cell office:value-type="float" office:value="65900">
                <text:p>65900</text:p>
              </table:table-cell>
              <table:table-cell office:value-type="float" office:value="67799">
                <text:p>67799</text:p>
              </table:table-cell>
              <table:table-cell office:value-type="float" office:value="76259">
                <text:p>76259</text:p>
              </table:table-cell>
              <table:table-cell office:value-type="float" office:value="76306">
                <text:p>76306</text:p>
              </table:table-cell>
              <table:table-cell office:value-type="float" office:value="76755">
                <text:p>76755</text:p>
              </table:table-cell>
              <table:table-cell office:value-type="float" office:value="78822">
                <text:p>78822</text:p>
              </table:table-cell>
              <table:table-cell office:value-type="float" office:value="77623">
                <text:p>77623</text:p>
              </table:table-cell>
              <table:table-cell office:value-type="float" office:value="82960">
                <text:p>82960</text:p>
              </table:table-cell>
              <table:table-cell office:value-type="float" office:value="85643">
                <text:p>85643</text:p>
              </table:table-cell>
              <table:table-cell office:value-type="float" office:value="88528">
                <text:p>88528</text:p>
              </table:table-cell>
              <table:table-cell office:value-type="float" office:value="88717">
                <text:p>88717</text:p>
              </table:table-cell>
              <table:table-cell office:value-type="float" office:value="97767">
                <text:p>97767</text:p>
              </table:table-cell>
              <table:table-cell office:value-type="float" office:value="103071">
                <text:p>103071</text:p>
              </table:table-cell>
              <table:table-cell office:value-type="float" office:value="102453">
                <text:p>102453</text:p>
              </table:table-cell>
              <table:table-cell office:value-type="float" office:value="99985">
                <text:p>99985</text:p>
              </table:table-cell>
              <table:table-cell office:value-type="float" office:value="102180">
                <text:p>102180</text:p>
              </table:table-cell>
              <table:table-cell office:value-type="float" office:value="101909">
                <text:p>101909</text:p>
              </table:table-cell>
              <table:table-cell office:value-type="float" office:value="95808">
                <text:p>95808</text:p>
              </table:table-cell>
              <table:table-cell office:value-type="float" office:value="96382">
                <text:p>96382</text:p>
              </table:table-cell>
              <table:table-cell office:value-type="float" office:value="85300">
                <text:p>85300</text:p>
              </table:table-cell>
            </table:table-row>
            <table:table-row>
              <table:table-cell office:value-type="string">
                <text:p>GAME_MODE_ZERO</text:p>
                <draw:g>
                  <svg:desc>Sheet1.A10:Sheet1.A10</svg:desc>
                </draw:g>
              </table:table-cell>
              <table:table-cell office:value-type="float" office:value="21">
                <text:p>21</text:p>
                <draw:g>
                  <svg:desc>Sheet1.B10:Sheet1.DV10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182">
                <text:p>182</text:p>
              </table:table-cell>
              <table:table-cell office:value-type="float" office:value="338">
                <text:p>338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236">
                <text:p>236</text:p>
              </table:table-cell>
              <table:table-cell office:value-type="float" office:value="780">
                <text:p>780</text:p>
              </table:table-cell>
              <table:table-cell office:value-type="float" office:value="712">
                <text:p>712</text:p>
              </table:table-cell>
              <table:table-cell office:value-type="float" office:value="1014">
                <text:p>1014</text:p>
              </table:table-cell>
              <table:table-cell office:value-type="float" office:value="2876">
                <text:p>2876</text:p>
              </table:table-cell>
              <table:table-cell office:value-type="float" office:value="4043">
                <text:p>4043</text:p>
              </table:table-cell>
              <table:table-cell office:value-type="float" office:value="4505">
                <text:p>4505</text:p>
              </table:table-cell>
              <table:table-cell office:value-type="float" office:value="4635">
                <text:p>4635</text:p>
              </table:table-cell>
              <table:table-cell office:value-type="float" office:value="4937">
                <text:p>4937</text:p>
              </table:table-cell>
              <table:table-cell office:value-type="float" office:value="4841">
                <text:p>4841</text:p>
              </table:table-cell>
              <table:table-cell office:value-type="float" office:value="8513">
                <text:p>8513</text:p>
              </table:table-cell>
              <table:table-cell office:value-type="float" office:value="24519">
                <text:p>24519</text:p>
              </table:table-cell>
              <table:table-cell office:value-type="float" office:value="59348">
                <text:p>59348</text:p>
              </table:table-cell>
              <table:table-cell office:value-type="float" office:value="85185">
                <text:p>85185</text:p>
              </table:table-cell>
              <table:table-cell office:value-type="float" office:value="139480">
                <text:p>139480</text:p>
              </table:table-cell>
              <table:table-cell office:value-type="float" office:value="156160">
                <text:p>156160</text:p>
              </table:table-cell>
              <table:table-cell office:value-type="float" office:value="154335">
                <text:p>154335</text:p>
              </table:table-cell>
              <table:table-cell office:value-type="float" office:value="160148">
                <text:p>160148</text:p>
              </table:table-cell>
              <table:table-cell office:value-type="float" office:value="153509">
                <text:p>153509</text:p>
              </table:table-cell>
              <table:table-cell office:value-type="float" office:value="166431">
                <text:p>166431</text:p>
              </table:table-cell>
              <table:table-cell office:value-type="float" office:value="185450">
                <text:p>185450</text:p>
              </table:table-cell>
              <table:table-cell office:value-type="float" office:value="192891">
                <text:p>192891</text:p>
              </table:table-cell>
              <table:table-cell office:value-type="float" office:value="208108">
                <text:p>208108</text:p>
              </table:table-cell>
              <table:table-cell office:value-type="float" office:value="212229">
                <text:p>212229</text:p>
              </table:table-cell>
              <table:table-cell office:value-type="float" office:value="172199">
                <text:p>172199</text:p>
              </table:table-cell>
              <table:table-cell office:value-type="float" office:value="234604">
                <text:p>234604</text:p>
              </table:table-cell>
              <table:table-cell office:value-type="float" office:value="235362">
                <text:p>235362</text:p>
              </table:table-cell>
              <table:table-cell office:value-type="float" office:value="254046">
                <text:p>254046</text:p>
              </table:table-cell>
              <table:table-cell office:value-type="float" office:value="271701">
                <text:p>271701</text:p>
              </table:table-cell>
              <table:table-cell office:value-type="float" office:value="290960">
                <text:p>290960</text:p>
              </table:table-cell>
              <table:table-cell office:value-type="float" office:value="371807">
                <text:p>371807</text:p>
              </table:table-cell>
              <table:table-cell office:value-type="float" office:value="410084">
                <text:p>410084</text:p>
              </table:table-cell>
              <table:table-cell office:value-type="float" office:value="420991">
                <text:p>420991</text:p>
              </table:table-cell>
              <table:table-cell office:value-type="float" office:value="458320">
                <text:p>458320</text:p>
              </table:table-cell>
              <table:table-cell office:value-type="float" office:value="520486">
                <text:p>520486</text:p>
              </table:table-cell>
              <table:table-cell office:value-type="float" office:value="531761">
                <text:p>531761</text:p>
              </table:table-cell>
              <table:table-cell office:value-type="float" office:value="525790">
                <text:p>525790</text:p>
              </table:table-cell>
              <table:table-cell office:value-type="float" office:value="477281">
                <text:p>477281</text:p>
              </table:table-cell>
              <table:table-cell office:value-type="float" office:value="419201">
                <text:p>419201</text:p>
              </table:table-cell>
              <table:table-cell office:value-type="float" office:value="475363">
                <text:p>475363</text:p>
              </table:table-cell>
              <table:table-cell office:value-type="float" office:value="591452">
                <text:p>591452</text:p>
              </table:table-cell>
              <table:table-cell office:value-type="float" office:value="633431">
                <text:p>633431</text:p>
              </table:table-cell>
              <table:table-cell office:value-type="float" office:value="621032">
                <text:p>621032</text:p>
              </table:table-cell>
              <table:table-cell office:value-type="float" office:value="650474">
                <text:p>650474</text:p>
              </table:table-cell>
              <table:table-cell office:value-type="float" office:value="703719">
                <text:p>703719</text:p>
              </table:table-cell>
              <table:table-cell office:value-type="float" office:value="704309">
                <text:p>704309</text:p>
              </table:table-cell>
              <table:table-cell office:value-type="float" office:value="731302">
                <text:p>731302</text:p>
              </table:table-cell>
              <table:table-cell office:value-type="float" office:value="763831">
                <text:p>763831</text:p>
              </table:table-cell>
              <table:table-cell office:value-type="float" office:value="831719">
                <text:p>831719</text:p>
              </table:table-cell>
              <table:table-cell office:value-type="float" office:value="818233">
                <text:p>818233</text:p>
              </table:table-cell>
              <table:table-cell office:value-type="float" office:value="829043">
                <text:p>829043</text:p>
              </table:table-cell>
              <table:table-cell office:value-type="float" office:value="794954">
                <text:p>794954</text:p>
              </table:table-cell>
              <table:table-cell office:value-type="float" office:value="800719">
                <text:p>800719</text:p>
              </table:table-cell>
              <table:table-cell office:value-type="float" office:value="821904">
                <text:p>821904</text:p>
              </table:table-cell>
              <table:table-cell office:value-type="float" office:value="896728">
                <text:p>896728</text:p>
              </table:table-cell>
              <table:table-cell office:value-type="float" office:value="906877">
                <text:p>906877</text:p>
              </table:table-cell>
              <table:table-cell office:value-type="float" office:value="952064">
                <text:p>952064</text:p>
              </table:table-cell>
              <table:table-cell office:value-type="float" office:value="993682">
                <text:p>993682</text:p>
              </table:table-cell>
              <table:table-cell office:value-type="float" office:value="1151946">
                <text:p>1151946</text:p>
              </table:table-cell>
              <table:table-cell office:value-type="float" office:value="1110413">
                <text:p>1110413</text:p>
              </table:table-cell>
              <table:table-cell office:value-type="float" office:value="1228454">
                <text:p>1228454</text:p>
              </table:table-cell>
              <table:table-cell office:value-type="float" office:value="182044">
                <text:p>182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PTAINS_MODE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DV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70">
                <text:p>22570</text:p>
              </table:table-cell>
              <table:table-cell office:value-type="float" office:value="16283">
                <text:p>16283</text:p>
              </table:table-cell>
              <table:table-cell office:value-type="float" office:value="25034">
                <text:p>25034</text:p>
              </table:table-cell>
              <table:table-cell office:value-type="float" office:value="32909">
                <text:p>32909</text:p>
              </table:table-cell>
              <table:table-cell office:value-type="float" office:value="36764">
                <text:p>36764</text:p>
              </table:table-cell>
              <table:table-cell office:value-type="float" office:value="34683">
                <text:p>34683</text:p>
              </table:table-cell>
              <table:table-cell office:value-type="float" office:value="37742">
                <text:p>37742</text:p>
              </table:table-cell>
              <table:table-cell office:value-type="float" office:value="40201">
                <text:p>40201</text:p>
              </table:table-cell>
              <table:table-cell office:value-type="float" office:value="30160">
                <text:p>30160</text:p>
              </table:table-cell>
              <table:table-cell office:value-type="float" office:value="37647">
                <text:p>37647</text:p>
              </table:table-cell>
              <table:table-cell office:value-type="float" office:value="47565">
                <text:p>47565</text:p>
              </table:table-cell>
              <table:table-cell office:value-type="float" office:value="38704">
                <text:p>38704</text:p>
              </table:table-cell>
              <table:table-cell office:value-type="float" office:value="37844">
                <text:p>37844</text:p>
              </table:table-cell>
              <table:table-cell office:value-type="float" office:value="37019">
                <text:p>37019</text:p>
              </table:table-cell>
              <table:table-cell office:value-type="float" office:value="38582">
                <text:p>38582</text:p>
              </table:table-cell>
              <table:table-cell office:value-type="float" office:value="53963">
                <text:p>53963</text:p>
              </table:table-cell>
              <table:table-cell office:value-type="float" office:value="51418">
                <text:p>51418</text:p>
              </table:table-cell>
              <table:table-cell office:value-type="float" office:value="53896">
                <text:p>53896</text:p>
              </table:table-cell>
              <table:table-cell office:value-type="float" office:value="53705">
                <text:p>53705</text:p>
              </table:table-cell>
              <table:table-cell office:value-type="float" office:value="56656">
                <text:p>56656</text:p>
              </table:table-cell>
              <table:table-cell office:value-type="float" office:value="54000">
                <text:p>54000</text:p>
              </table:table-cell>
              <table:table-cell office:value-type="float" office:value="62179">
                <text:p>62179</text:p>
              </table:table-cell>
              <table:table-cell office:value-type="float" office:value="58693">
                <text:p>58693</text:p>
              </table:table-cell>
              <table:table-cell office:value-type="float" office:value="54688">
                <text:p>54688</text:p>
              </table:table-cell>
              <table:table-cell office:value-type="float" office:value="54572">
                <text:p>54572</text:p>
              </table:table-cell>
              <table:table-cell office:value-type="float" office:value="48419">
                <text:p>48419</text:p>
              </table:table-cell>
              <table:table-cell office:value-type="float" office:value="54976">
                <text:p>54976</text:p>
              </table:table-cell>
              <table:table-cell office:value-type="float" office:value="48593">
                <text:p>48593</text:p>
              </table:table-cell>
              <table:table-cell office:value-type="float" office:value="47027">
                <text:p>47027</text:p>
              </table:table-cell>
              <table:table-cell office:value-type="float" office:value="52392">
                <text:p>52392</text:p>
              </table:table-cell>
              <table:table-cell office:value-type="float" office:value="60899">
                <text:p>60899</text:p>
              </table:table-cell>
              <table:table-cell office:value-type="float" office:value="63971">
                <text:p>63971</text:p>
              </table:table-cell>
              <table:table-cell office:value-type="float" office:value="63190">
                <text:p>63190</text:p>
              </table:table-cell>
              <table:table-cell office:value-type="float" office:value="60974">
                <text:p>60974</text:p>
              </table:table-cell>
              <table:table-cell office:value-type="float" office:value="60705">
                <text:p>60705</text:p>
              </table:table-cell>
              <table:table-cell office:value-type="float" office:value="59439">
                <text:p>59439</text:p>
              </table:table-cell>
              <table:table-cell office:value-type="float" office:value="58165">
                <text:p>58165</text:p>
              </table:table-cell>
              <table:table-cell office:value-type="float" office:value="57143">
                <text:p>57143</text:p>
              </table:table-cell>
              <table:table-cell office:value-type="float" office:value="51867">
                <text:p>51867</text:p>
              </table:table-cell>
            </table:table-row>
            <table:table-row>
              <table:table-cell office:value-type="string">
                <text:p>LEAST_PLAYED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DV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634">
                <text:p>75634</text:p>
              </table:table-cell>
              <table:table-cell office:value-type="float" office:value="45257">
                <text:p>45257</text:p>
              </table:table-cell>
              <table:table-cell office:value-type="float" office:value="27346">
                <text:p>27346</text:p>
              </table:table-cell>
              <table:table-cell office:value-type="float" office:value="20412">
                <text:p>20412</text:p>
              </table:table-cell>
              <table:table-cell office:value-type="float" office:value="16130">
                <text:p>16130</text:p>
              </table:table-cell>
              <table:table-cell office:value-type="float" office:value="13666">
                <text:p>13666</text:p>
              </table:table-cell>
              <table:table-cell office:value-type="float" office:value="11538">
                <text:p>11538</text:p>
              </table:table-cell>
              <table:table-cell office:value-type="float" office:value="10615">
                <text:p>10615</text:p>
              </table:table-cell>
              <table:table-cell office:value-type="float" office:value="9300">
                <text:p>9300</text:p>
              </table:table-cell>
              <table:table-cell office:value-type="float" office:value="9069">
                <text:p>9069</text:p>
              </table:table-cell>
              <table:table-cell office:value-type="float" office:value="8681">
                <text:p>8681</text:p>
              </table:table-cell>
              <table:table-cell office:value-type="float" office:value="8044">
                <text:p>8044</text:p>
              </table:table-cell>
              <table:table-cell office:value-type="float" office:value="7638">
                <text:p>7638</text:p>
              </table:table-cell>
              <table:table-cell office:value-type="float" office:value="7189">
                <text:p>7189</text:p>
              </table:table-cell>
              <table:table-cell office:value-type="float" office:value="7438">
                <text:p>7438</text:p>
              </table:table-cell>
              <table:table-cell office:value-type="float" office:value="7321">
                <text:p>7321</text:p>
              </table:table-cell>
              <table:table-cell office:value-type="float" office:value="7293">
                <text:p>7293</text:p>
              </table:table-cell>
              <table:table-cell office:value-type="float" office:value="6901">
                <text:p>6901</text:p>
              </table:table-cell>
              <table:table-cell office:value-type="float" office:value="7526">
                <text:p>7526</text:p>
              </table:table-cell>
              <table:table-cell office:value-type="float" office:value="8170">
                <text:p>8170</text:p>
              </table:table-cell>
              <table:table-cell office:value-type="float" office:value="8214">
                <text:p>8214</text:p>
              </table:table-cell>
              <table:table-cell office:value-type="float" office:value="7840">
                <text:p>7840</text:p>
              </table:table-cell>
              <table:table-cell office:value-type="float" office:value="7514">
                <text:p>7514</text:p>
              </table:table-cell>
              <table:table-cell office:value-type="float" office:value="7373">
                <text:p>7373</text:p>
              </table:table-cell>
              <table:table-cell office:value-type="float" office:value="6104">
                <text:p>6104</text:p>
              </table:table-cell>
              <table:table-cell office:value-type="float" office:value="5230">
                <text:p>5230</text:p>
              </table:table-cell>
              <table:table-cell office:value-type="float" office:value="6814">
                <text:p>6814</text:p>
              </table:table-cell>
            </table:table-row>
            <table:table-row>
              <table:table-cell office:value-type="string">
                <text:p>GREEVILING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D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161">
                <text:p>76161</text:p>
              </table:table-cell>
              <table:table-cell office:value-type="float" office:value="1410222">
                <text:p>1410222</text:p>
              </table:table-cell>
              <table:table-cell office:value-type="float" office:value="577324">
                <text:p>577324</text:p>
              </table:table-cell>
              <table:table-cell office:value-type="float" office:value="67866">
                <text:p>67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REVERSE_CAPTAINS_MODE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DV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7.361cm" svg:height="16.927cm" xlink:href=".." xlink:type="simple" chart:class="chart:area" chart:style-name="ch1">
        <chart:title svg:x="26.824cm" svg:y="0.474cm" chart:style-name="ch2">
          <text:p>Lobby over Times</text:p>
        </chart:title>
        <chart:legend chart:legend-position="end" svg:x="52.584cm" svg:y="6.919cm" style:legend-expansion="high" chart:style-name="ch3"/>
        <chart:plot-area chart:style-name="ch4" table:cell-range-address="Sheet1.A16:Sheet1.DV22" chart:data-source-has-labels="both" svg:x="2.158cm" svg:y="2.267cm" svg:width="48.132cm" svg:height="13.341cm">
          <chartooo:coordinate-region svg:x="3.705cm" svg:y="2.466cm" svg:width="46.444cm" svg:height="11.016cm"/>
          <chart:axis chart:dimension="x" chart:name="primary-x" chart:style-name="ch5" chartooo:axis-type="auto">
            <chartooo:date-scale/>
            <chart:title svg:x="25.823cm" svg:y="15.946cm" chart:style-name="ch6">
              <text:p>Date</text:p>
            </chart:title>
            <chart:categories table:cell-range-address="Sheet1.B16:Sheet1.DV16"/>
          </chart:axis>
          <chart:axis chart:dimension="y" chart:name="primary-y" chart:style-name="ch5">
            <chart:title svg:x="0.451cm" svg:y="10.053cm" chart:style-name="ch7">
              <text:p>Games Played</text:p>
            </chart:title>
            <chart:grid chart:style-name="ch8" chart:class="major"/>
          </chart:axis>
          <chart:series chart:style-name="ch9" chart:values-cell-range-address="Sheet1.B17:Sheet1.DV17" chart:label-cell-address="Sheet1.A17:Sheet1.A17" chart:class="chart:area">
            <chart:data-point chart:repeated="125"/>
          </chart:series>
          <chart:series chart:style-name="ch10" chart:values-cell-range-address="Sheet1.B18:Sheet1.DV18" chart:label-cell-address="Sheet1.A18:Sheet1.A18" chart:class="chart:area">
            <chart:data-point chart:repeated="125"/>
          </chart:series>
          <chart:series chart:style-name="ch11" chart:values-cell-range-address="Sheet1.B19:Sheet1.DV19" chart:label-cell-address="Sheet1.A19:Sheet1.A19" chart:class="chart:area">
            <chart:data-point chart:repeated="125"/>
          </chart:series>
          <chart:series chart:style-name="ch12" chart:values-cell-range-address="Sheet1.B20:Sheet1.DV20" chart:label-cell-address="Sheet1.A20:Sheet1.A20" chart:class="chart:area">
            <chart:data-point chart:repeated="125"/>
          </chart:series>
          <chart:series chart:style-name="ch13" chart:values-cell-range-address="Sheet1.B21:Sheet1.DV21" chart:label-cell-address="Sheet1.A21:Sheet1.A21" chart:class="chart:area">
            <chart:data-point chart:repeated="125"/>
          </chart:series>
          <chart:series chart:style-name="ch14" chart:values-cell-range-address="Sheet1.B22:Sheet1.DV22" chart:label-cell-address="Sheet1.A22:Sheet1.A22" chart:class="chart:area">
            <chart:data-point chart:repeated="1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3-02-2011</text:p>
                <draw:g>
                  <svg:desc>Sheet1.B16:Sheet1.DV16</svg:desc>
                </draw:g>
              </table:table-cell>
              <table:table-cell office:value-type="string">
                <text:p>03-09-2011</text:p>
              </table:table-cell>
              <table:table-cell office:value-type="string">
                <text:p>03-16-2011</text:p>
              </table:table-cell>
              <table:table-cell office:value-type="string">
                <text:p>03-23-2011</text:p>
              </table:table-cell>
              <table:table-cell office:value-type="string">
                <text:p>03-30-2011</text:p>
              </table:table-cell>
              <table:table-cell office:value-type="string">
                <text:p>04-06-2011</text:p>
              </table:table-cell>
              <table:table-cell office:value-type="string">
                <text:p>04-13-2011</text:p>
              </table:table-cell>
              <table:table-cell office:value-type="string">
                <text:p>04-20-2011</text:p>
              </table:table-cell>
              <table:table-cell office:value-type="string">
                <text:p>04-27-2011</text:p>
              </table:table-cell>
              <table:table-cell office:value-type="string">
                <text:p>05-04-2011</text:p>
              </table:table-cell>
              <table:table-cell office:value-type="string">
                <text:p>05-11-2011</text:p>
              </table:table-cell>
              <table:table-cell office:value-type="string">
                <text:p>05-18-2011</text:p>
              </table:table-cell>
              <table:table-cell office:value-type="string">
                <text:p>05-25-2011</text:p>
              </table:table-cell>
              <table:table-cell office:value-type="string">
                <text:p>06-01-2011</text:p>
              </table:table-cell>
              <table:table-cell office:value-type="string">
                <text:p>06-08-2011</text:p>
              </table:table-cell>
              <table:table-cell office:value-type="string">
                <text:p>06-15-2011</text:p>
              </table:table-cell>
              <table:table-cell office:value-type="string">
                <text:p>06-22-2011</text:p>
              </table:table-cell>
              <table:table-cell office:value-type="string">
                <text:p>06-29-2011</text:p>
              </table:table-cell>
              <table:table-cell office:value-type="string">
                <text:p>07-06-2011</text:p>
              </table:table-cell>
              <table:table-cell office:value-type="string">
                <text:p>07-13-2011</text:p>
              </table:table-cell>
              <table:table-cell office:value-type="string">
                <text:p>07-20-2011</text:p>
              </table:table-cell>
              <table:table-cell office:value-type="string">
                <text:p>07-27-2011</text:p>
              </table:table-cell>
              <table:table-cell office:value-type="string">
                <text:p>08-03-2011</text:p>
              </table:table-cell>
              <table:table-cell office:value-type="string">
                <text:p>08-10-2011</text:p>
              </table:table-cell>
              <table:table-cell office:value-type="string">
                <text:p>08-17-2011</text:p>
              </table:table-cell>
              <table:table-cell office:value-type="string">
                <text:p>08-24-2011</text:p>
              </table:table-cell>
              <table:table-cell office:value-type="string">
                <text:p>08-31-2011</text:p>
              </table:table-cell>
              <table:table-cell office:value-type="string">
                <text:p>09-07-2011</text:p>
              </table:table-cell>
              <table:table-cell office:value-type="string">
                <text:p>09-14-2011</text:p>
              </table:table-cell>
              <table:table-cell office:value-type="string">
                <text:p>09-21-2011</text:p>
              </table:table-cell>
              <table:table-cell office:value-type="string">
                <text:p>09-28-2011</text:p>
              </table:table-cell>
              <table:table-cell office:value-type="string">
                <text:p>10-05-2011</text:p>
              </table:table-cell>
              <table:table-cell office:value-type="string">
                <text:p>10-12-2011</text:p>
              </table:table-cell>
              <table:table-cell office:value-type="string">
                <text:p>10-19-2011</text:p>
              </table:table-cell>
              <table:table-cell office:value-type="string">
                <text:p>10-26-2011</text:p>
              </table:table-cell>
              <table:table-cell office:value-type="string">
                <text:p>11-02-2011</text:p>
              </table:table-cell>
              <table:table-cell office:value-type="string">
                <text:p>11-09-2011</text:p>
              </table:table-cell>
              <table:table-cell office:value-type="string">
                <text:p>11-16-2011</text:p>
              </table:table-cell>
              <table:table-cell office:value-type="string">
                <text:p>11-23-2011</text:p>
              </table:table-cell>
              <table:table-cell office:value-type="string">
                <text:p>11-30-2011</text:p>
              </table:table-cell>
              <table:table-cell office:value-type="string">
                <text:p>12-07-2011</text:p>
              </table:table-cell>
              <table:table-cell office:value-type="string">
                <text:p>12-14-2011</text:p>
              </table:table-cell>
              <table:table-cell office:value-type="string">
                <text:p>12-21-2011</text:p>
              </table:table-cell>
              <table:table-cell office:value-type="string">
                <text:p>12-28-2011</text:p>
              </table:table-cell>
              <table:table-cell office:value-type="string">
                <text:p>01-04-2012</text:p>
              </table:table-cell>
              <table:table-cell office:value-type="string">
                <text:p>01-11-2012</text:p>
              </table:table-cell>
              <table:table-cell office:value-type="string">
                <text:p>01-18-2012</text:p>
              </table:table-cell>
              <table:table-cell office:value-type="string">
                <text:p>01-25-2012</text:p>
              </table:table-cell>
              <table:table-cell office:value-type="string">
                <text:p>02-01-2012</text:p>
              </table:table-cell>
              <table:table-cell office:value-type="string">
                <text:p>02-08-2012</text:p>
              </table:table-cell>
              <table:table-cell office:value-type="string">
                <text:p>02-15-2012</text:p>
              </table:table-cell>
              <table:table-cell office:value-type="string">
                <text:p>02-22-2012</text:p>
              </table:table-cell>
              <table:table-cell office:value-type="string">
                <text:p>02-29-2012</text:p>
              </table:table-cell>
              <table:table-cell office:value-type="string">
                <text:p>03-07-2012</text:p>
              </table:table-cell>
              <table:table-cell office:value-type="string">
                <text:p>03-14-2012</text:p>
              </table:table-cell>
              <table:table-cell office:value-type="string">
                <text:p>03-21-2012</text:p>
              </table:table-cell>
              <table:table-cell office:value-type="string">
                <text:p>03-28-2012</text:p>
              </table:table-cell>
              <table:table-cell office:value-type="string">
                <text:p>04-04-2012</text:p>
              </table:table-cell>
              <table:table-cell office:value-type="string">
                <text:p>04-11-2012</text:p>
              </table:table-cell>
              <table:table-cell office:value-type="string">
                <text:p>04-18-2012</text:p>
              </table:table-cell>
              <table:table-cell office:value-type="string">
                <text:p>04-25-2012</text:p>
              </table:table-cell>
              <table:table-cell office:value-type="string">
                <text:p>05-02-2012</text:p>
              </table:table-cell>
              <table:table-cell office:value-type="string">
                <text:p>05-09-2012</text:p>
              </table:table-cell>
              <table:table-cell office:value-type="string">
                <text:p>05-16-2012</text:p>
              </table:table-cell>
              <table:table-cell office:value-type="string">
                <text:p>05-23-2012</text:p>
              </table:table-cell>
              <table:table-cell office:value-type="string">
                <text:p>05-30-2012</text:p>
              </table:table-cell>
              <table:table-cell office:value-type="string">
                <text:p>06-06-2012</text:p>
              </table:table-cell>
              <table:table-cell office:value-type="string">
                <text:p>06-13-2012</text:p>
              </table:table-cell>
              <table:table-cell office:value-type="string">
                <text:p>06-20-2012</text:p>
              </table:table-cell>
              <table:table-cell office:value-type="string">
                <text:p>06-27-2012</text:p>
              </table:table-cell>
              <table:table-cell office:value-type="string">
                <text:p>07-04-2012</text:p>
              </table:table-cell>
              <table:table-cell office:value-type="string">
                <text:p>07-11-2012</text:p>
              </table:table-cell>
              <table:table-cell office:value-type="string">
                <text:p>07-18-2012</text:p>
              </table:table-cell>
              <table:table-cell office:value-type="string">
                <text:p>07-25-2012</text:p>
              </table:table-cell>
              <table:table-cell office:value-type="string">
                <text:p>08-01-2012</text:p>
              </table:table-cell>
              <table:table-cell office:value-type="string">
                <text:p>08-08-2012</text:p>
              </table:table-cell>
              <table:table-cell office:value-type="string">
                <text:p>08-15-2012</text:p>
              </table:table-cell>
              <table:table-cell office:value-type="string">
                <text:p>08-22-2012</text:p>
              </table:table-cell>
              <table:table-cell office:value-type="string">
                <text:p>08-29-2012</text:p>
              </table:table-cell>
              <table:table-cell office:value-type="string">
                <text:p>09-05-2012</text:p>
              </table:table-cell>
              <table:table-cell office:value-type="string">
                <text:p>09-12-2012</text:p>
              </table:table-cell>
              <table:table-cell office:value-type="string">
                <text:p>09-19-2012</text:p>
              </table:table-cell>
              <table:table-cell office:value-type="string">
                <text:p>09-26-2012</text:p>
              </table:table-cell>
              <table:table-cell office:value-type="string">
                <text:p>10-03-2012</text:p>
              </table:table-cell>
              <table:table-cell office:value-type="string">
                <text:p>10-10-2012</text:p>
              </table:table-cell>
              <table:table-cell office:value-type="string">
                <text:p>10-17-2012</text:p>
              </table:table-cell>
              <table:table-cell office:value-type="string">
                <text:p>10-24-2012</text:p>
              </table:table-cell>
              <table:table-cell office:value-type="string">
                <text:p>10-31-2012</text:p>
              </table:table-cell>
              <table:table-cell office:value-type="string">
                <text:p>11-07-2012</text:p>
              </table:table-cell>
              <table:table-cell office:value-type="string">
                <text:p>11-14-2012</text:p>
              </table:table-cell>
              <table:table-cell office:value-type="string">
                <text:p>11-21-2012</text:p>
              </table:table-cell>
              <table:table-cell office:value-type="string">
                <text:p>11-28-2012</text:p>
              </table:table-cell>
              <table:table-cell office:value-type="string">
                <text:p>12-05-2012</text:p>
              </table:table-cell>
              <table:table-cell office:value-type="string">
                <text:p>12-12-2012</text:p>
              </table:table-cell>
              <table:table-cell office:value-type="string">
                <text:p>12-19-2012</text:p>
              </table:table-cell>
              <table:table-cell office:value-type="string">
                <text:p>12-26-2012</text:p>
              </table:table-cell>
              <table:table-cell office:value-type="string">
                <text:p>01-02-2013</text:p>
              </table:table-cell>
              <table:table-cell office:value-type="string">
                <text:p>01-09-2013</text:p>
              </table:table-cell>
              <table:table-cell office:value-type="string">
                <text:p>01-16-2013</text:p>
              </table:table-cell>
              <table:table-cell office:value-type="string">
                <text:p>01-23-2013</text:p>
              </table:table-cell>
              <table:table-cell office:value-type="string">
                <text:p>01-30-2013</text:p>
              </table:table-cell>
              <table:table-cell office:value-type="string">
                <text:p>02-06-2013</text:p>
              </table:table-cell>
              <table:table-cell office:value-type="string">
                <text:p>02-13-2013</text:p>
              </table:table-cell>
              <table:table-cell office:value-type="string">
                <text:p>02-20-2013</text:p>
              </table:table-cell>
              <table:table-cell office:value-type="string">
                <text:p>02-27-2013</text:p>
              </table:table-cell>
              <table:table-cell office:value-type="string">
                <text:p>03-06-2013</text:p>
              </table:table-cell>
              <table:table-cell office:value-type="string">
                <text:p>03-13-2013</text:p>
              </table:table-cell>
              <table:table-cell office:value-type="string">
                <text:p>03-20-2013</text:p>
              </table:table-cell>
              <table:table-cell office:value-type="string">
                <text:p>03-27-2013</text:p>
              </table:table-cell>
              <table:table-cell office:value-type="string">
                <text:p>04-03-2013</text:p>
              </table:table-cell>
              <table:table-cell office:value-type="string">
                <text:p>04-10-2013</text:p>
              </table:table-cell>
              <table:table-cell office:value-type="string">
                <text:p>04-17-2013</text:p>
              </table:table-cell>
              <table:table-cell office:value-type="string">
                <text:p>04-24-2013</text:p>
              </table:table-cell>
              <table:table-cell office:value-type="string">
                <text:p>05-01-2013</text:p>
              </table:table-cell>
              <table:table-cell office:value-type="string">
                <text:p>05-08-2013</text:p>
              </table:table-cell>
              <table:table-cell office:value-type="string">
                <text:p>05-15-2013</text:p>
              </table:table-cell>
              <table:table-cell office:value-type="string">
                <text:p>05-22-2013</text:p>
              </table:table-cell>
              <table:table-cell office:value-type="string">
                <text:p>05-29-2013</text:p>
              </table:table-cell>
              <table:table-cell office:value-type="string">
                <text:p>06-05-2013</text:p>
              </table:table-cell>
              <table:table-cell office:value-type="string">
                <text:p>06-12-2013</text:p>
              </table:table-cell>
              <table:table-cell office:value-type="string">
                <text:p>06-19-2013</text:p>
              </table:table-cell>
              <table:table-cell office:value-type="string">
                <text:p>06-26-2013</text:p>
              </table:table-cell>
              <table:table-cell office:value-type="string">
                <text:p>07-03-2013</text:p>
              </table:table-cell>
              <table:table-cell office:value-type="string">
                <text:p>07-10-2013</text:p>
              </table:table-cell>
              <table:table-cell office:value-type="string">
                <text:p>07-17-2013</text:p>
              </table:table-cell>
            </table:table-row>
          </table:table-header-rows>
          <table:table-rows>
            <table:table-row>
              <table:table-cell office:value-type="string">
                <text:p>PRACTICE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DV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102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67">
                <text:p>67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101">
                <text:p>101</text:p>
              </table:table-cell>
              <table:table-cell office:value-type="float" office:value="180">
                <text:p>180</text:p>
              </table:table-cell>
              <table:table-cell office:value-type="float" office:value="131">
                <text:p>131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58">
                <text:p>158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220">
                <text:p>220</text:p>
              </table:table-cell>
              <table:table-cell office:value-type="float" office:value="198">
                <text:p>198</text:p>
              </table:table-cell>
              <table:table-cell office:value-type="float" office:value="174">
                <text:p>174</text:p>
              </table:table-cell>
              <table:table-cell office:value-type="float" office:value="228">
                <text:p>228</text:p>
              </table:table-cell>
              <table:table-cell office:value-type="float" office:value="241">
                <text:p>241</text:p>
              </table:table-cell>
              <table:table-cell office:value-type="float" office:value="216">
                <text:p>216</text:p>
              </table:table-cell>
              <table:table-cell office:value-type="float" office:value="213">
                <text:p>21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TOURNAMENT</text:p>
                <draw:g>
                  <svg:desc>Sheet1.A18:Sheet1.A18</svg:desc>
                </draw:g>
              </table:table-cell>
              <table:table-cell office:value-type="float" office:value="0">
                <text:p>0</text:p>
                <draw:g>
                  <svg:desc>Sheet1.B18:Sheet1.DV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M_MATCH</text:p>
                <draw:g>
                  <svg:desc>Sheet1.A19:Sheet1.A19</svg:desc>
                </draw:g>
              </table:table-cell>
              <table:table-cell office:value-type="float" office:value="0">
                <text:p>0</text:p>
                <draw:g>
                  <svg:desc>Sheet1.B19:Sheet1.DV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218">
                <text:p>17218</text:p>
              </table:table-cell>
              <table:table-cell office:value-type="float" office:value="16807">
                <text:p>16807</text:p>
              </table:table-cell>
              <table:table-cell office:value-type="float" office:value="18537">
                <text:p>18537</text:p>
              </table:table-cell>
              <table:table-cell office:value-type="float" office:value="18611">
                <text:p>18611</text:p>
              </table:table-cell>
              <table:table-cell office:value-type="float" office:value="18905">
                <text:p>18905</text:p>
              </table:table-cell>
              <table:table-cell office:value-type="float" office:value="18911">
                <text:p>18911</text:p>
              </table:table-cell>
              <table:table-cell office:value-type="float" office:value="20783">
                <text:p>20783</text:p>
              </table:table-cell>
              <table:table-cell office:value-type="float" office:value="20501">
                <text:p>20501</text:p>
              </table:table-cell>
              <table:table-cell office:value-type="float" office:value="19698">
                <text:p>19698</text:p>
              </table:table-cell>
              <table:table-cell office:value-type="float" office:value="19732">
                <text:p>19732</text:p>
              </table:table-cell>
              <table:table-cell office:value-type="float" office:value="17732">
                <text:p>17732</text:p>
              </table:table-cell>
              <table:table-cell office:value-type="float" office:value="19894">
                <text:p>19894</text:p>
              </table:table-cell>
              <table:table-cell office:value-type="float" office:value="14594">
                <text:p>14594</text:p>
              </table:table-cell>
              <table:table-cell office:value-type="float" office:value="13090">
                <text:p>13090</text:p>
              </table:table-cell>
              <table:table-cell office:value-type="float" office:value="14838">
                <text:p>14838</text:p>
              </table:table-cell>
              <table:table-cell office:value-type="float" office:value="20376">
                <text:p>20376</text:p>
              </table:table-cell>
              <table:table-cell office:value-type="float" office:value="21697">
                <text:p>21697</text:p>
              </table:table-cell>
              <table:table-cell office:value-type="float" office:value="22088">
                <text:p>22088</text:p>
              </table:table-cell>
              <table:table-cell office:value-type="float" office:value="21581">
                <text:p>21581</text:p>
              </table:table-cell>
              <table:table-cell office:value-type="float" office:value="21607">
                <text:p>21607</text:p>
              </table:table-cell>
              <table:table-cell office:value-type="float" office:value="21055">
                <text:p>21055</text:p>
              </table:table-cell>
              <table:table-cell office:value-type="float" office:value="20230">
                <text:p>20230</text:p>
              </table:table-cell>
              <table:table-cell office:value-type="float" office:value="20309">
                <text:p>20309</text:p>
              </table:table-cell>
              <table:table-cell office:value-type="float" office:value="15712">
                <text:p>15712</text:p>
              </table:table-cell>
            </table:table-row>
            <table:table-row>
              <table:table-cell office:value-type="string">
                <text:p>PUBLIC_MATCHMAKING</text:p>
                <draw:g>
                  <svg:desc>Sheet1.A20:Sheet1.A20</svg:desc>
                </draw:g>
              </table:table-cell>
              <table:table-cell office:value-type="float" office:value="21">
                <text:p>21</text:p>
                <draw:g>
                  <svg:desc>Sheet1.B20:Sheet1.DV20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179">
                <text:p>179</text:p>
              </table:table-cell>
              <table:table-cell office:value-type="float" office:value="337">
                <text:p>337</text:p>
              </table:table-cell>
              <table:table-cell office:value-type="float" office:value="218">
                <text:p>218</text:p>
              </table:table-cell>
              <table:table-cell office:value-type="float" office:value="69">
                <text:p>69</text:p>
              </table:table-cell>
              <table:table-cell office:value-type="float" office:value="236">
                <text:p>236</text:p>
              </table:table-cell>
              <table:table-cell office:value-type="float" office:value="780">
                <text:p>780</text:p>
              </table:table-cell>
              <table:table-cell office:value-type="float" office:value="712">
                <text:p>712</text:p>
              </table:table-cell>
              <table:table-cell office:value-type="float" office:value="1014">
                <text:p>1014</text:p>
              </table:table-cell>
              <table:table-cell office:value-type="float" office:value="2876">
                <text:p>2876</text:p>
              </table:table-cell>
              <table:table-cell office:value-type="float" office:value="4043">
                <text:p>4043</text:p>
              </table:table-cell>
              <table:table-cell office:value-type="float" office:value="4505">
                <text:p>4505</text:p>
              </table:table-cell>
              <table:table-cell office:value-type="float" office:value="4635">
                <text:p>4635</text:p>
              </table:table-cell>
              <table:table-cell office:value-type="float" office:value="4912">
                <text:p>4912</text:p>
              </table:table-cell>
              <table:table-cell office:value-type="float" office:value="4841">
                <text:p>4841</text:p>
              </table:table-cell>
              <table:table-cell office:value-type="float" office:value="8513">
                <text:p>8513</text:p>
              </table:table-cell>
              <table:table-cell office:value-type="float" office:value="24519">
                <text:p>24519</text:p>
              </table:table-cell>
              <table:table-cell office:value-type="float" office:value="59348">
                <text:p>59348</text:p>
              </table:table-cell>
              <table:table-cell office:value-type="float" office:value="85185">
                <text:p>85185</text:p>
              </table:table-cell>
              <table:table-cell office:value-type="float" office:value="139480">
                <text:p>139480</text:p>
              </table:table-cell>
              <table:table-cell office:value-type="float" office:value="156160">
                <text:p>156160</text:p>
              </table:table-cell>
              <table:table-cell office:value-type="float" office:value="154335">
                <text:p>154335</text:p>
              </table:table-cell>
              <table:table-cell office:value-type="float" office:value="160148">
                <text:p>160148</text:p>
              </table:table-cell>
              <table:table-cell office:value-type="float" office:value="153509">
                <text:p>153509</text:p>
              </table:table-cell>
              <table:table-cell office:value-type="float" office:value="166431">
                <text:p>166431</text:p>
              </table:table-cell>
              <table:table-cell office:value-type="float" office:value="185450">
                <text:p>185450</text:p>
              </table:table-cell>
              <table:table-cell office:value-type="float" office:value="192891">
                <text:p>192891</text:p>
              </table:table-cell>
              <table:table-cell office:value-type="float" office:value="208108">
                <text:p>208108</text:p>
              </table:table-cell>
              <table:table-cell office:value-type="float" office:value="212229">
                <text:p>212229</text:p>
              </table:table-cell>
              <table:table-cell office:value-type="float" office:value="172199">
                <text:p>172199</text:p>
              </table:table-cell>
              <table:table-cell office:value-type="float" office:value="234604">
                <text:p>234604</text:p>
              </table:table-cell>
              <table:table-cell office:value-type="float" office:value="235362">
                <text:p>235362</text:p>
              </table:table-cell>
              <table:table-cell office:value-type="float" office:value="239085">
                <text:p>239085</text:p>
              </table:table-cell>
              <table:table-cell office:value-type="float" office:value="253631">
                <text:p>253631</text:p>
              </table:table-cell>
              <table:table-cell office:value-type="float" office:value="268138">
                <text:p>268138</text:p>
              </table:table-cell>
              <table:table-cell office:value-type="float" office:value="334187">
                <text:p>334187</text:p>
              </table:table-cell>
              <table:table-cell office:value-type="float" office:value="374328">
                <text:p>374328</text:p>
              </table:table-cell>
              <table:table-cell office:value-type="float" office:value="387121">
                <text:p>387121</text:p>
              </table:table-cell>
              <table:table-cell office:value-type="float" office:value="412742">
                <text:p>412742</text:p>
              </table:table-cell>
              <table:table-cell office:value-type="float" office:value="475706">
                <text:p>475706</text:p>
              </table:table-cell>
              <table:table-cell office:value-type="float" office:value="492782">
                <text:p>492782</text:p>
              </table:table-cell>
              <table:table-cell office:value-type="float" office:value="490577">
                <text:p>490577</text:p>
              </table:table-cell>
              <table:table-cell office:value-type="float" office:value="448679">
                <text:p>448679</text:p>
              </table:table-cell>
              <table:table-cell office:value-type="float" office:value="395799">
                <text:p>395799</text:p>
              </table:table-cell>
              <table:table-cell office:value-type="float" office:value="452499">
                <text:p>452499</text:p>
              </table:table-cell>
              <table:table-cell office:value-type="float" office:value="567274">
                <text:p>567274</text:p>
              </table:table-cell>
              <table:table-cell office:value-type="float" office:value="594364">
                <text:p>594364</text:p>
              </table:table-cell>
              <table:table-cell office:value-type="float" office:value="583596">
                <text:p>583596</text:p>
              </table:table-cell>
              <table:table-cell office:value-type="float" office:value="612177">
                <text:p>612177</text:p>
              </table:table-cell>
              <table:table-cell office:value-type="float" office:value="661916">
                <text:p>661916</text:p>
              </table:table-cell>
              <table:table-cell office:value-type="float" office:value="672282">
                <text:p>672282</text:p>
              </table:table-cell>
              <table:table-cell office:value-type="float" office:value="692523">
                <text:p>692523</text:p>
              </table:table-cell>
              <table:table-cell office:value-type="float" office:value="707835">
                <text:p>707835</text:p>
              </table:table-cell>
              <table:table-cell office:value-type="float" office:value="763537">
                <text:p>763537</text:p>
              </table:table-cell>
              <table:table-cell office:value-type="float" office:value="755488">
                <text:p>755488</text:p>
              </table:table-cell>
              <table:table-cell office:value-type="float" office:value="768680">
                <text:p>768680</text:p>
              </table:table-cell>
              <table:table-cell office:value-type="float" office:value="736825">
                <text:p>736825</text:p>
              </table:table-cell>
              <table:table-cell office:value-type="float" office:value="740554">
                <text:p>740554</text:p>
              </table:table-cell>
              <table:table-cell office:value-type="float" office:value="760615">
                <text:p>760615</text:p>
              </table:table-cell>
              <table:table-cell office:value-type="float" office:value="832089">
                <text:p>832089</text:p>
              </table:table-cell>
              <table:table-cell office:value-type="float" office:value="840124">
                <text:p>840124</text:p>
              </table:table-cell>
              <table:table-cell office:value-type="float" office:value="868958">
                <text:p>868958</text:p>
              </table:table-cell>
              <table:table-cell office:value-type="float" office:value="906004">
                <text:p>906004</text:p>
              </table:table-cell>
              <table:table-cell office:value-type="float" office:value="1048810">
                <text:p>1048810</text:p>
              </table:table-cell>
              <table:table-cell office:value-type="float" office:value="1025548">
                <text:p>1025548</text:p>
              </table:table-cell>
              <table:table-cell office:value-type="float" office:value="1119637">
                <text:p>1119637</text:p>
              </table:table-cell>
              <table:table-cell office:value-type="float" office:value="1449034">
                <text:p>1449034</text:p>
              </table:table-cell>
              <table:table-cell office:value-type="float" office:value="1865749">
                <text:p>1865749</text:p>
              </table:table-cell>
              <table:table-cell office:value-type="float" office:value="1764036">
                <text:p>1764036</text:p>
              </table:table-cell>
              <table:table-cell office:value-type="float" office:value="1507270">
                <text:p>1507270</text:p>
              </table:table-cell>
              <table:table-cell office:value-type="float" office:value="1541734">
                <text:p>1541734</text:p>
              </table:table-cell>
              <table:table-cell office:value-type="float" office:value="1566033">
                <text:p>1566033</text:p>
              </table:table-cell>
              <table:table-cell office:value-type="float" office:value="1715704">
                <text:p>1715704</text:p>
              </table:table-cell>
              <table:table-cell office:value-type="float" office:value="1943606">
                <text:p>1943606</text:p>
              </table:table-cell>
              <table:table-cell office:value-type="float" office:value="2787754">
                <text:p>2787754</text:p>
              </table:table-cell>
              <table:table-cell office:value-type="float" office:value="2276339">
                <text:p>2276339</text:p>
              </table:table-cell>
              <table:table-cell office:value-type="float" office:value="2138213">
                <text:p>2138213</text:p>
              </table:table-cell>
              <table:table-cell office:value-type="float" office:value="2090572">
                <text:p>2090572</text:p>
              </table:table-cell>
              <table:table-cell office:value-type="float" office:value="2184171">
                <text:p>2184171</text:p>
              </table:table-cell>
              <table:table-cell office:value-type="float" office:value="2349458">
                <text:p>2349458</text:p>
              </table:table-cell>
              <table:table-cell office:value-type="float" office:value="2330685">
                <text:p>2330685</text:p>
              </table:table-cell>
              <table:table-cell office:value-type="float" office:value="2437735">
                <text:p>2437735</text:p>
              </table:table-cell>
              <table:table-cell office:value-type="float" office:value="2476717">
                <text:p>2476717</text:p>
              </table:table-cell>
              <table:table-cell office:value-type="float" office:value="2539147">
                <text:p>2539147</text:p>
              </table:table-cell>
              <table:table-cell office:value-type="float" office:value="2529158">
                <text:p>2529158</text:p>
              </table:table-cell>
              <table:table-cell office:value-type="float" office:value="2576769">
                <text:p>2576769</text:p>
              </table:table-cell>
              <table:table-cell office:value-type="float" office:value="2553800">
                <text:p>2553800</text:p>
              </table:table-cell>
              <table:table-cell office:value-type="float" office:value="2753193">
                <text:p>2753193</text:p>
              </table:table-cell>
              <table:table-cell office:value-type="float" office:value="2726508">
                <text:p>2726508</text:p>
              </table:table-cell>
              <table:table-cell office:value-type="float" office:value="2606677">
                <text:p>2606677</text:p>
              </table:table-cell>
              <table:table-cell office:value-type="float" office:value="2584006">
                <text:p>2584006</text:p>
              </table:table-cell>
              <table:table-cell office:value-type="float" office:value="2467087">
                <text:p>2467087</text:p>
              </table:table-cell>
              <table:table-cell office:value-type="float" office:value="2583340">
                <text:p>2583340</text:p>
              </table:table-cell>
              <table:table-cell office:value-type="float" office:value="2641899">
                <text:p>2641899</text:p>
              </table:table-cell>
              <table:table-cell office:value-type="float" office:value="2659998">
                <text:p>2659998</text:p>
              </table:table-cell>
              <table:table-cell office:value-type="float" office:value="2672428">
                <text:p>2672428</text:p>
              </table:table-cell>
              <table:table-cell office:value-type="float" office:value="2927133">
                <text:p>2927133</text:p>
              </table:table-cell>
              <table:table-cell office:value-type="float" office:value="3078635">
                <text:p>3078635</text:p>
              </table:table-cell>
              <table:table-cell office:value-type="float" office:value="3086248">
                <text:p>3086248</text:p>
              </table:table-cell>
              <table:table-cell office:value-type="float" office:value="3025649">
                <text:p>3025649</text:p>
              </table:table-cell>
              <table:table-cell office:value-type="float" office:value="3031358">
                <text:p>3031358</text:p>
              </table:table-cell>
              <table:table-cell office:value-type="float" office:value="3060627">
                <text:p>3060627</text:p>
              </table:table-cell>
              <table:table-cell office:value-type="float" office:value="3173706">
                <text:p>3173706</text:p>
              </table:table-cell>
              <table:table-cell office:value-type="float" office:value="3312869">
                <text:p>3312869</text:p>
              </table:table-cell>
              <table:table-cell office:value-type="float" office:value="2655976">
                <text:p>2655976</text:p>
              </table:table-cell>
            </table:table-row>
            <table:table-row>
              <table:table-cell office:value-type="string">
                <text:p>SOLO_QUEUE</text:p>
                <draw:g>
                  <svg:desc>Sheet1.A21:Sheet1.A21</svg:desc>
                </draw:g>
              </table:table-cell>
              <table:table-cell office:value-type="float" office:value="0">
                <text:p>0</text:p>
                <draw:g>
                  <svg:desc>Sheet1.B21:Sheet1.DV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02">
                <text:p>5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_OP_WITH_BOTS</text:p>
                <draw:g>
                  <svg:desc>Sheet1.A22:Sheet1.A22</svg:desc>
                </draw:g>
              </table:table-cell>
              <table:table-cell office:value-type="float" office:value="0">
                <text:p>0</text:p>
                <draw:g>
                  <svg:desc>Sheet1.B22:Sheet1.DV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61">
                <text:p>14961</text:p>
              </table:table-cell>
              <table:table-cell office:value-type="float" office:value="18070">
                <text:p>18070</text:p>
              </table:table-cell>
              <table:table-cell office:value-type="float" office:value="22822">
                <text:p>22822</text:p>
              </table:table-cell>
              <table:table-cell office:value-type="float" office:value="37620">
                <text:p>37620</text:p>
              </table:table-cell>
              <table:table-cell office:value-type="float" office:value="35756">
                <text:p>35756</text:p>
              </table:table-cell>
              <table:table-cell office:value-type="float" office:value="33870">
                <text:p>33870</text:p>
              </table:table-cell>
              <table:table-cell office:value-type="float" office:value="45578">
                <text:p>45578</text:p>
              </table:table-cell>
              <table:table-cell office:value-type="float" office:value="44780">
                <text:p>44780</text:p>
              </table:table-cell>
              <table:table-cell office:value-type="float" office:value="38979">
                <text:p>38979</text:p>
              </table:table-cell>
              <table:table-cell office:value-type="float" office:value="35213">
                <text:p>35213</text:p>
              </table:table-cell>
              <table:table-cell office:value-type="float" office:value="28602">
                <text:p>28602</text:p>
              </table:table-cell>
              <table:table-cell office:value-type="float" office:value="23402">
                <text:p>23402</text:p>
              </table:table-cell>
              <table:table-cell office:value-type="float" office:value="22858">
                <text:p>22858</text:p>
              </table:table-cell>
              <table:table-cell office:value-type="float" office:value="24139">
                <text:p>24139</text:p>
              </table:table-cell>
              <table:table-cell office:value-type="float" office:value="39012">
                <text:p>39012</text:p>
              </table:table-cell>
              <table:table-cell office:value-type="float" office:value="37436">
                <text:p>37436</text:p>
              </table:table-cell>
              <table:table-cell office:value-type="float" office:value="38269">
                <text:p>38269</text:p>
              </table:table-cell>
              <table:table-cell office:value-type="float" office:value="41770">
                <text:p>41770</text:p>
              </table:table-cell>
              <table:table-cell office:value-type="float" office:value="31996">
                <text:p>31996</text:p>
              </table:table-cell>
              <table:table-cell office:value-type="float" office:value="38721">
                <text:p>38721</text:p>
              </table:table-cell>
              <table:table-cell office:value-type="float" office:value="55937">
                <text:p>55937</text:p>
              </table:table-cell>
              <table:table-cell office:value-type="float" office:value="68110">
                <text:p>68110</text:p>
              </table:table-cell>
              <table:table-cell office:value-type="float" office:value="62689">
                <text:p>62689</text:p>
              </table:table-cell>
              <table:table-cell office:value-type="float" office:value="60314">
                <text:p>60314</text:p>
              </table:table-cell>
              <table:table-cell office:value-type="float" office:value="58115">
                <text:p>58115</text:p>
              </table:table-cell>
              <table:table-cell office:value-type="float" office:value="60050">
                <text:p>60050</text:p>
              </table:table-cell>
              <table:table-cell office:value-type="float" office:value="61247">
                <text:p>61247</text:p>
              </table:table-cell>
              <table:table-cell office:value-type="float" office:value="64638">
                <text:p>64638</text:p>
              </table:table-cell>
              <table:table-cell office:value-type="float" office:value="66742">
                <text:p>66742</text:p>
              </table:table-cell>
              <table:table-cell office:value-type="float" office:value="83054">
                <text:p>83054</text:p>
              </table:table-cell>
              <table:table-cell office:value-type="float" office:value="87587">
                <text:p>87587</text:p>
              </table:table-cell>
              <table:table-cell office:value-type="float" office:value="103034">
                <text:p>103034</text:p>
              </table:table-cell>
              <table:table-cell office:value-type="float" office:value="84825">
                <text:p>84825</text:p>
              </table:table-cell>
              <table:table-cell office:value-type="float" office:value="108730">
                <text:p>108730</text:p>
              </table:table-cell>
              <table:table-cell office:value-type="float" office:value="125879">
                <text:p>125879</text:p>
              </table:table-cell>
              <table:table-cell office:value-type="float" office:value="84546">
                <text:p>84546</text:p>
              </table:table-cell>
              <table:table-cell office:value-type="float" office:value="111454">
                <text:p>111454</text:p>
              </table:table-cell>
              <table:table-cell office:value-type="float" office:value="127805">
                <text:p>127805</text:p>
              </table:table-cell>
              <table:table-cell office:value-type="float" office:value="143971">
                <text:p>143971</text:p>
              </table:table-cell>
              <table:table-cell office:value-type="float" office:value="147347">
                <text:p>147347</text:p>
              </table:table-cell>
              <table:table-cell office:value-type="float" office:value="154071">
                <text:p>154071</text:p>
              </table:table-cell>
              <table:table-cell office:value-type="float" office:value="183193">
                <text:p>183193</text:p>
              </table:table-cell>
              <table:table-cell office:value-type="float" office:value="137594">
                <text:p>137594</text:p>
              </table:table-cell>
              <table:table-cell office:value-type="float" office:value="160807">
                <text:p>160807</text:p>
              </table:table-cell>
              <table:table-cell office:value-type="float" office:value="205218">
                <text:p>205218</text:p>
              </table:table-cell>
              <table:table-cell office:value-type="float" office:value="221253">
                <text:p>221253</text:p>
              </table:table-cell>
              <table:table-cell office:value-type="float" office:value="248326">
                <text:p>248326</text:p>
              </table:table-cell>
              <table:table-cell office:value-type="float" office:value="234452">
                <text:p>234452</text:p>
              </table:table-cell>
              <table:table-cell office:value-type="float" office:value="215688">
                <text:p>215688</text:p>
              </table:table-cell>
              <table:table-cell office:value-type="float" office:value="219138">
                <text:p>219138</text:p>
              </table:table-cell>
              <table:table-cell office:value-type="float" office:value="216290">
                <text:p>216290</text:p>
              </table:table-cell>
              <table:table-cell office:value-type="float" office:value="222192">
                <text:p>222192</text:p>
              </table:table-cell>
              <table:table-cell office:value-type="float" office:value="228790">
                <text:p>228790</text:p>
              </table:table-cell>
              <table:table-cell office:value-type="float" office:value="231902">
                <text:p>231902</text:p>
              </table:table-cell>
              <table:table-cell office:value-type="float" office:value="226054">
                <text:p>226054</text:p>
              </table:table-cell>
              <table:table-cell office:value-type="float" office:value="242296">
                <text:p>242296</text:p>
              </table:table-cell>
              <table:table-cell office:value-type="float" office:value="240805">
                <text:p>240805</text:p>
              </table:table-cell>
              <table:table-cell office:value-type="float" office:value="227473">
                <text:p>227473</text:p>
              </table:table-cell>
              <table:table-cell office:value-type="float" office:value="228734">
                <text:p>228734</text:p>
              </table:table-cell>
              <table:table-cell office:value-type="float" office:value="216238">
                <text:p>216238</text:p>
              </table:table-cell>
              <table:table-cell office:value-type="float" office:value="225367">
                <text:p>225367</text:p>
              </table:table-cell>
              <table:table-cell office:value-type="float" office:value="227370">
                <text:p>227370</text:p>
              </table:table-cell>
              <table:table-cell office:value-type="float" office:value="234301">
                <text:p>234301</text:p>
              </table:table-cell>
              <table:table-cell office:value-type="float" office:value="240929">
                <text:p>240929</text:p>
              </table:table-cell>
              <table:table-cell office:value-type="float" office:value="267675">
                <text:p>267675</text:p>
              </table:table-cell>
              <table:table-cell office:value-type="float" office:value="281225">
                <text:p>281225</text:p>
              </table:table-cell>
              <table:table-cell office:value-type="float" office:value="285094">
                <text:p>285094</text:p>
              </table:table-cell>
              <table:table-cell office:value-type="float" office:value="278775">
                <text:p>278775</text:p>
              </table:table-cell>
              <table:table-cell office:value-type="float" office:value="280480">
                <text:p>280480</text:p>
              </table:table-cell>
              <table:table-cell office:value-type="float" office:value="295172">
                <text:p>295172</text:p>
              </table:table-cell>
              <table:table-cell office:value-type="float" office:value="301431">
                <text:p>301431</text:p>
              </table:table-cell>
              <table:table-cell office:value-type="float" office:value="327826">
                <text:p>327826</text:p>
              </table:table-cell>
              <table:table-cell office:value-type="float" office:value="206574">
                <text:p>2065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